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0c251b" officeooo:paragraph-rsid="000c251b"/>
    </style:style>
    <style:style style:name="P2" style:family="paragraph" style:parent-style-name="Heading_20_1">
      <style:text-properties officeooo:paragraph-rsid="000c251b"/>
    </style:style>
    <style:style style:name="P3" style:family="paragraph" style:parent-style-name="Heading_20_1">
      <style:paragraph-properties fo:text-align="center" style:justify-single-word="false"/>
      <style:text-properties fo:font-size="18pt" fo:font-weight="normal" officeooo:rsid="000c251b" officeooo:paragraph-rsid="000c251b" style:font-size-asian="18pt" style:font-weight-asian="normal" style:font-size-complex="18pt" style:font-weight-complex="normal"/>
    </style:style>
    <style:style style:name="P4" style:family="paragraph" style:parent-style-name="Heading_20_2">
      <style:paragraph-properties fo:text-align="center" style:justify-single-word="false" fo:break-before="page"/>
    </style:style>
    <style:style style:name="P5" style:family="paragraph" style:parent-style-name="Heading_20_2">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Text_20_body" style:list-style-name="L22"/>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0c251b"/>
    </style:style>
    <style:style style:name="P10" style:family="paragraph" style:parent-style-name="Text_20_body" style:list-style-name="L1">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9">
      <style:paragraph-properties fo:text-align="justify" style:justify-single-word="false"/>
    </style:style>
    <style:style style:name="P20" style:family="paragraph" style:parent-style-name="Text_20_body" style:list-style-name="L10">
      <style:paragraph-properties fo:text-align="justify" style:justify-single-word="false"/>
    </style:style>
    <style:style style:name="P21" style:family="paragraph" style:parent-style-name="Text_20_body" style:list-style-name="L11">
      <style:paragraph-properties fo:text-align="justify" style:justify-single-word="false"/>
    </style:style>
    <style:style style:name="P22" style:family="paragraph" style:parent-style-name="Text_20_body" style:list-style-name="L12">
      <style:paragraph-properties fo:text-align="justify" style:justify-single-word="false"/>
    </style:style>
    <style:style style:name="P23" style:family="paragraph" style:parent-style-name="Text_20_body" style:list-style-name="L13">
      <style:paragraph-properties fo:text-align="justify" style:justify-single-word="false"/>
    </style:style>
    <style:style style:name="P24" style:family="paragraph" style:parent-style-name="Text_20_body" style:list-style-name="L14">
      <style:paragraph-properties fo:text-align="justify" style:justify-single-word="false"/>
    </style:style>
    <style:style style:name="P25" style:family="paragraph" style:parent-style-name="Text_20_body" style:list-style-name="L15">
      <style:paragraph-properties fo:text-align="justify" style:justify-single-word="false"/>
    </style:style>
    <style:style style:name="P26" style:family="paragraph" style:parent-style-name="Text_20_body" style:list-style-name="L16">
      <style:paragraph-properties fo:text-align="justify" style:justify-single-word="false"/>
    </style:style>
    <style:style style:name="P27" style:family="paragraph" style:parent-style-name="Text_20_body" style:list-style-name="L17">
      <style:paragraph-properties fo:text-align="justify" style:justify-single-word="false"/>
    </style:style>
    <style:style style:name="P28" style:family="paragraph" style:parent-style-name="Text_20_body" style:list-style-name="L18">
      <style:paragraph-properties fo:text-align="justify" style:justify-single-word="false"/>
    </style:style>
    <style:style style:name="P29" style:family="paragraph" style:parent-style-name="Text_20_body" style:list-style-name="L19">
      <style:paragraph-properties fo:text-align="justify" style:justify-single-word="false"/>
    </style:style>
    <style:style style:name="P30" style:family="paragraph" style:parent-style-name="Text_20_body" style:list-style-name="L20">
      <style:paragraph-properties fo:text-align="justify" style:justify-single-word="false"/>
    </style:style>
    <style:style style:name="P31" style:family="paragraph" style:parent-style-name="Text_20_body" style:list-style-name="L21">
      <style:paragraph-properties fo:text-align="justify" style:justify-single-word="false"/>
    </style:style>
    <style:style style:name="P32" style:family="paragraph" style:parent-style-name="Text_20_body" style:list-style-name="L23">
      <style:paragraph-properties fo:text-align="justify" style:justify-single-word="false"/>
    </style:style>
    <style:style style:name="P33" style:family="paragraph" style:parent-style-name="Text_20_body">
      <style:paragraph-properties fo:text-align="end" style:justify-single-word="false"/>
    </style:style>
    <style:style style:name="P34" style:family="paragraph" style:parent-style-name="Text_20_body">
      <style:paragraph-properties fo:text-align="end" style:justify-single-word="false"/>
      <style:text-properties officeooo:paragraph-rsid="000c251b"/>
    </style:style>
    <style:style style:name="P35"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ab-stops>
          <style:tab-stop style:position="12.298cm"/>
        </style:tab-stops>
      </style:paragraph-properties>
      <style:text-properties officeooo:paragraph-rsid="000c251b"/>
    </style:style>
    <style:style style:name="P36"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ab-stops>
          <style:tab-stop style:position="12.298cm"/>
        </style:tab-stops>
      </style:paragraph-properties>
      <style:text-properties officeooo:paragraph-rsid="000c251b"/>
    </style:style>
    <style:style style:name="T1" style:family="text">
      <style:text-properties officeooo:rsid="000c251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ИП Некрасов Михаил Викторович</text:h>
      <text:h text:style-name="Heading_20_1" text:outline-level="1"/>
      <text:h text:style-name="Heading_20_1" text:outline-level="1"/>
      <text:h text:style-name="Heading_20_1" text:outline-level="1"/>
      <text:h text:style-name="P2" text:outline-level="1">Проект «VlaDO» – <text:s/>веб-приложение для управления документами и их версиями</text:h>
      <text:p text:style-name="P33"><text:span text:style-name="Strong_20_Emphasis"/></text:p>
      <text:p text:style-name="P35"/>
      <text:p text:style-name="P36"/>
      <text:p text:style-name="P36"><text:line-break/></text:p>
      <text:p text:style-name="P36"><text:span text:style-name="Strong_20_Emphasis"/></text:p>
      <text:p text:style-name="P36"><text:span text:style-name="Strong_20_Emphasis">Исполнитель:</text:span> </text:p>
      <text:p text:style-name="P36"><text:span text:style-name="Emphasis"><text:span text:style-name="T1">Бородин Владислав<text:line-break/>Андреевич</text:span></text:span><text:line-break/></text:p>
      <text:p text:style-name="P36"><text:span text:style-name="Strong_20_Emphasis">Руководитель проекта:</text:span> </text:p>
      <text:p text:style-name="P36"><text:span text:style-name="Emphasis">Некрасов Михаил Викторович</text:span></text:p>
      <text:p text:style-name="P34"><text:span text:style-name="Emphasis"/></text:p>
      <text:p text:style-name="P34"><text:span text:style-name="Emphasis"/></text:p>
      <text:p text:style-name="P34"><text:span text:style-name="Emphasis"/></text:p>
      <text:p text:style-name="P9"/>
      <text:p text:style-name="P9"/>
      <text:p text:style-name="P9"/>
      <text:p text:style-name="P9"><text:line-break/><text:span text:style-name="Emphasis"><text:span text:style-name="T1">Самара 2025</text:span></text:span></text:p>
      <text:h text:style-name="P4" text:outline-level="2">Оглавление</text:h>
      <text:p text:style-name="P8"/>
      <text:list text:style-name="L1">
        <text:list-item>
          <text:p text:style-name="P10">Введение</text:p>
        </text:list-item>
        <text:list-item>
          <text:p text:style-name="P10">Анализ предметной области</text:p>
        </text:list-item>
        <text:list-item>
          <text:p text:style-name="P10">Архитектура проекта</text:p>
        </text:list-item>
        <text:list-item>
          <text:p text:style-name="P10">Модель данных</text:p>
        </text:list-item>
        <text:list-item>
          <text:p text:style-name="P10">Реализация функционала</text:p>
        </text:list-item>
        <text:list-item>
          <text:p text:style-name="P10">Тестирование</text:p>
        </text:list-item>
        <text:list-item>
          <text:p text:style-name="P10">Результаты и выводы</text:p>
        </text:list-item>
        <text:list-item>
          <text:p text:style-name="P10">Список использованных источников</text:p>
        </text:list-item>
        <text:list-item>
          <text:p text:style-name="P10">Приложения</text:p>
        </text:list-item>
      </text:list>
      <text:h text:style-name="Heading_20_2" text:outline-level="2"/>
      <text:h text:style-name="P4" text:outline-level="2">Введение</text:h>
      <text:p text:style-name="P11"><text:span text:style-name="Strong_20_Emphasis">Актуальность темы.</text:span> Ежедневно пользователи создают и обмениваются множеством электронных документов – текстовых файлов, изображений, таблиц и пр. Часто возникает проблема контроля версий: при пересылке файлов по электронной почте или мессенджерам трудно отследить, у кого находится актуальная версия документа. Кроме того, совместная работа осложняется отсутствием централизованного хранилища и системы прав доступа. Существующие облачные хранилища (Google Drive, Dropbox и др.) решают проблему хранения, но либо не предоставляют полноценного контроля версий, либо являются закрытыми проприетарными решениями с ограниченной бесплатной версией. Это создает потребность в открытом <text:span text:style-name="Strong_20_Emphasis">бесплатном инструменте</text:span>, позволяющем пользователям самостоятельно хранить и структурировать документы, отслеживать историю изменений и безопасно делиться файлами с коллегами. Данный проект нацелен на удовлетворение этой потребности, предлагая веб-приложение для управления документами с поддержкой версионирования и совместного доступа.</text:p>
      <text:p text:style-name="P11"><text:span text:style-name="Strong_20_Emphasis">Цель проекта.</text:span> Разработать полнофункциональное веб-приложение для хранения и совместного использования документов, которое обеспечит контроль версий файлов, удобное разграничение доступа и уведомление пользователей об изменениях. Приложение должно быть бесплатным и развертываемым на собственном сервере, что особенно важно для учебных целей и малого бизнеса, не располагающего бюджетом на коммерческие системы.</text:p>
      <text:p text:style-name="P11"><text:span text:style-name="Strong_20_Emphasis">Задачи проекта.</text:span> В рамках достижения поставленной цели решены следующие задачи:</text:p>
      <text:list text:style-name="L2">
        <text:list-item>
          <text:p text:style-name="P12">Реализована <text:span text:style-name="Strong_20_Emphasis">регистрация и аутентификация пользователей</text:span>, включая безопасное хранение паролей (с хэшированием) и выдачу токенов доступа после входа в систему.</text:p>
        </text:list-item>
        <text:list-item>
          <text:p text:style-name="P12">Создан функционал <text:span text:style-name="Strong_20_Emphasis">управления контактами</text:span> – пользователи могут находить друг друга по имени или email и добавлять в список контактов для упрощения дальнейшего взаимодействия.</text:p>
        </text:list-item>
        <text:list-item>
          <text:p text:style-name="P12">Организована возможность <text:span text:style-name="Strong_20_Emphasis">объединения пользователей в группы (комнаты)</text:span> для совместной работы. Пользователь может создать новую комнату, настроить уровень доступа по умолчанию и пригласить других участников.</text:p>
        </text:list-item>
        <text:list-item>
          <text:p text:style-name="P12">Реализовано <text:span text:style-name="Strong_20_Emphasis">хранение документов</text:span>: загрузка новых файлов, структурирование их по комнатам, просмотр списка документов. К каждому документу можно добавлять текстовые заметки.</text:p>
        </text:list-item>
        <text:list-item>
          <text:p text:style-name="P12">Обеспечен <text:span text:style-name="Strong_20_Emphasis">контроль версий документов</text:span>. Пользователь может загружать новую версию уже существующего документа, при этом предыдущие версии сохраняются. Для каждой новой версии проверяется хеш предыдущей, что гарантирует целостность цепочки версий и предотвращает потерю данных при параллельной работе.</text:p>
        </text:list-item>
        <text:list-item>
          <text:p text:style-name="P12">Введена система <text:span text:style-name="Strong_20_Emphasis">токенов доступа к документам</text:span> – по запросу генерируется уникальный токен, позволяющий предоставить доступ к конкретному документу стороннему пользователю или внешнему сервису. Токен имеет настраиваемые права доступа (только чтение или редактирование) и ограниченный срок действия.</text:p>
        </text:list-item>
        <text:list-item>
          <text:p text:style-name="P12"><text:soft-page-break/>Реализована возможность <text:span text:style-name="Strong_20_Emphasis">архивации документов</text:span>. Неактуальные файлы могут быть перемещены в архив (скрыты из общего списка, но сохранены на сервере) с возможностью последующего восстановления или окончательного удаления.</text:p>
        </text:list-item>
        <text:list-item>
          <text:p text:style-name="P12">Встроена система <text:span text:style-name="Strong_20_Emphasis">уведомлений и активности</text:span>. Все важные события (загрузка нового документа, обновление версии, приглашение в комнату и др.) фиксируются как объекты «Активность». Пользователь на главной странице видит список последних действий, а также отдельный список непрочитанных уведомлений. После просмотра уведомления могут помечаться как прочитанные.</text:p>
        </text:list-item>
        <text:list-item>
          <text:p text:style-name="P12">Обеспечена <text:span text:style-name="Strong_20_Emphasis">безопасность и разграничение доступа</text:span>. Только авторизированные пользователи могут вызывать защищённые методы API. Каждая операция (например, добавление пользователя в комнату, удаление документа) проверяет права – в соответствии с ролью (уровнем доступа) пользователя в данной комнате.</text:p>
        </text:list-item>
        <text:list-item>
          <text:p text:style-name="P12">Для всех функций разработан удобный <text:span text:style-name="Strong_20_Emphasis">REST API</text:span>, задокументированный с помощью OpenAPI (Swagger). Клиентская часть взаимодействует с сервером по этому API, отправляя и получая данные в формате JSON.</text:p>
        </text:list-item>
      </text:list>
      <text:p text:style-name="P11"><text:span text:style-name="Strong_20_Emphasis">Используемые технологии.</text:span> Проект построен с применением современных технологий web-разработки. В качестве сервера выбран фреймворк <text:span text:style-name="Strong_20_Emphasis">ASP.NET Core</text:span> (C#), благодаря которому реализован RESTful API и обеспечена встроенная поддержка архитектурных паттернов (слой сервисов, репозиторий, внедрение зависимостей). Для хранения данных используется реляционная <text:span text:style-name="Strong_20_Emphasis">SQL-база данных</text:span> (в тестовой среде – встроенная SQLite), доступ к которой осуществлён через ORM <text:span text:style-name="Strong_20_Emphasis">Entity Framework Core</text:span>. Аутентификация пользователей реализована посредством <text:span text:style-name="Strong_20_Emphasis">JSON Web Token (JWT)</text:span> – после успешного входа сервер выдаёт клиенту подписанный токен, который затем передаётся с каждым запросом и проверяется на валидность. Во фронтенде приложение разработано как одностраничное приложение (<text:span text:style-name="Strong_20_Emphasis">SPA</text:span>) на <text:span text:style-name="Strong_20_Emphasis">React</text:span> с использованием современного сборщика <text:span text:style-name="Strong_20_Emphasis">Vite</text:span>. Это обеспечивает высокую отзывчивость интерфейса и мгновенную загрузку обновлений данных без перезагрузки страниц. Для упрощения тестирования API задействован <text:span text:style-name="Strong_20_Emphasis">Swagger UI</text:span> (сгенерированная документация), а модульное тестирование некоторых частей сервера выполнено с помощью <text:span text:style-name="Strong_20_Emphasis">xUnit</text:span>. При разработке приложения особое внимание уделялось следованию принципам <text:span text:style-name="Strong_20_Emphasis">SOLID</text:span> и общей чистой архитектуре. Так, каждый компонент системы имеет единственную зону ответственности, что повышает понимание и сопровождаемость кода. Внедрение зависимостей (DI) используется для передачи сервисам необходимых им объектов-репозиториев, что соответствует принципу инверсии управления и обеспечивает слабую связанность модулей системы.</text:p>
      <text:p text:style-name="P11"><text:span text:style-name="Strong_20_Emphasis">Обоснование выбора темы.</text:span> Тема управления документами выбрана потому, что она сочетает в себе практическую значимость и широкие возможности для демонстрации навыков в различных областях разработки. Проект позволил закрепить знания по backend-разработке (создание API, работа с БД, безопасность), frontend-разработке (SPA, React) и проектированию систем (слойность, паттерны проектирования, SOLID). Получившееся приложение несёт практическую пользу: его можно применять для организации небольшого электронного архива документов в учебной группе, стартапе или личных проектах. Благодаря открытому исходному коду и бесплатной модели распространения, <text:span text:style-name="Strong_20_Emphasis">VlaDO</text:span> имеет потенциал <text:soft-page-break/>эволюционировать сообществом – новые функции и улучшения могут вноситься совместно, адаптируя систему под разные нужды. В целом, разработка данного проекта подтвердила актуальность темы и наглядно продемонстрировала, как современные технологии позволяют решать задачу совместного управления информацией эффективно и элегантно.</text:p>
      <text:p text:style-name="P11"/>
      <text:h text:style-name="P5" text:outline-level="2">Анализ предметной области</text:h>
      <text:p text:style-name="P11"><text:span text:style-name="Strong_20_Emphasis">Текущие решения и аналоги.</text:span> Управление версиями и совместным доступом к файлам – востребованная функция, поэтому существуют разные решения данной задачи. В корпоративном сегменте популярны системы электронного документооборота (EDMS) и контент-менеджмента (ECM) – например, Microsoft SharePoint, Alfresco, «1С:Документооборот». Эти платформы обеспечивают мощный функционал (хранение документов, совместная работа, бизнес-процессы согласования), но они <text:span text:style-name="Strong_20_Emphasis">сложны во внедрении и дорогостоящи</text:span>, что делает их избыточными для небольших команд или индивидуальных пользователей. Для широкой аудитории наиболее известны облачные хранилища (Google Drive, Dropbox, Яндекс.Диск): они просты в использовании и позволяют хранить файлы в облаке с базовым контролем версий. Однако, такие сервисы <text:span text:style-name="Strong_20_Emphasis">не предоставляют явной модели взаимодействия</text:span> – совместная работа сводится к общим папкам без понятия групп/комнат с ролями, а история изменений часто ограничена по времени или глубине версий. Кроме того, сторонние облака вызывают вопросы приватности и зависимости от интернета. Существуют и специализированные системы контроля версий, например, <text:span text:style-name="Strong_20_Emphasis">Git</text:span> – незаменимый инструмент для разработчиков программного кода. Но Git оперирует текстовыми файлами и требует специальных знаний, поэтому <text:span text:style-name="Strong_20_Emphasis">не подходит для офисных документов или неподготовленных пользователей</text:span>. Промежуточное положение занимают саморазвёртываемые open-source решения вроде Nextcloud: они позволяют поднимать собственное облако хранения с модулями для совместной работы. Тем не менее, настройка подобных систем также требует определённой квалификации, а интерфейс и функции нередко ориентированы на технически подкованного пользователя.</text:p>
      <text:p text:style-name="P11"><text:span text:style-name="Strong_20_Emphasis">Проблематика.</text:span> На основании анализа можно выделить несколько проблем, которые остаются недостаточно решёнными в существующих решениях:</text:p>
      <text:list text:style-name="L3">
        <text:list-item>
          <text:p text:style-name="P13"><text:span text:style-name="Strong_20_Emphasis">Отсутствие простого инструмента для индивидуальных нужд.</text:span> Индивидуальному пользователю или маленькой организации нужна лёгкая в установке программа, чтобы организовать свой архив документов с версионированием. Тяжёлые ECM-системы избыточны, а облачные диски – недостаточно функциональны в плане версий.</text:p>
        </text:list-item>
        <text:list-item>
          <text:p text:style-name="P13"><text:span text:style-name="Strong_20_Emphasis">Контроль версий и изменений.</text:span> Пользователям важно видеть, что и когда изменилось в документах, иметь возможность откатиться к предыдущей версии в случае ошибки. Не все популярные хранилища дают прозрачный журнал изменений, особенно для нерегулярных файлов (изображений, PDF).</text:p>
        </text:list-item>
        <text:list-item>
          <text:p text:style-name="P13"><text:span text:style-name="Strong_20_Emphasis">Управление доступом и групповой работой.</text:span> Часто требуется поделиться не всей папкой, а конкретным документом с конкретным человеком на определённых условиях (например, только просмотр, ограниченное время доступа). Большинство <text:soft-page-break/>массовых сервисов либо позволяют только читать/редактировать без тонкой настройки, либо требуют передавать копию файла.</text:p>
        </text:list-item>
        <text:list-item>
          <text:p text:style-name="P13"><text:span text:style-name="Strong_20_Emphasis">Уведомления и отслеживание активности.</text:span> При совместной работе важно не пропустить важные события (кто-то добавил новый файл, обновил документ, оставил комментарий и т.д.). Не все системы персонального хранения предоставляют удобную ленту уведомлений по документам.</text:p>
        </text:list-item>
        <text:list-item>
          <text:p text:style-name="P13"><text:span text:style-name="Strong_20_Emphasis">Соответствие требованиям безопасности.</text:span> Передача важных документов через сторонние серверы может быть нежелательна. Необходима возможность хранить данные локально под своим контролем, а также иметь гарантии безопасности (авторизация, шифрование трафика, надежное хранение паролей).</text:p>
        </text:list-item>
      </text:list>
      <text:p text:style-name="P11"><text:span text:style-name="Strong_20_Emphasis">Целевая аудитория.</text:span> Приложение <text:span text:style-name="Strong_20_Emphasis">VlaDO</text:span> ориентировано на:</text:p>
      <text:list text:style-name="L4">
        <text:list-item>
          <text:p text:style-name="P14"><text:span text:style-name="Strong_20_Emphasis">Небольшие рабочие группы и учебные коллективы.</text:span> Например, студенты, совместно работающие над проектом: они могут создавать комнаты по темам, хранить материалы и видеть прогресс друг друга. Или команда стартапа из нескольких человек, которой нужен внутренний репозиторий документов (договоры, планы, презентации) с разграничением доступа.</text:p>
        </text:list-item>
        <text:list-item>
          <text:p text:style-name="P14"><text:span text:style-name="Strong_20_Emphasis">Индивидуальные пользователи</text:span> (фрилансеры, исследователи), которым требуется структурировать личные данные. Они могут использовать приложение как персональный архив: благодаря версиям легко возвращаться к старым вариантам документов, а через токены – временно предоставлять доступ заказчикам или коллегам.</text:p>
        </text:list-item>
        <text:list-item>
          <text:p text:style-name="P14"><text:span text:style-name="Strong_20_Emphasis">Образовательные учреждения</text:span> (в рамках учебного процесса). Преподаватель может развернуть систему для курса: студенты выкладывают свои работы, получают материалы, при этом каждый файл снабжен историей изменений, а преподаватель видит кто и когда что загружал.</text:p>
        </text:list-item>
        <text:list-item>
          <text:p text:style-name="P14"><text:span text:style-name="Strong_20_Emphasis">IT-энтузиасты</text:span> и разработчики, желающие расширить функциональность. Поскольку программа бесплатна, она привлекает тех, кто хотел бы адаптировать систему под себя (например, добавить интеграцию с другими сервисами) без лицензионных ограничений.</text:p>
        </text:list-item>
      </text:list>
      <text:p text:style-name="P11"><text:span text:style-name="Strong_20_Emphasis">Основные функции для реализации.</text:span> Исходя из проблем и потребностей целевой аудитории, приложение должно обладать следующей ключевой функциональностью:</text:p>
      <text:list text:style-name="L5">
        <text:list-item>
          <text:p text:style-name="P15"><text:span text:style-name="Strong_20_Emphasis">Регистрация/вход и профили пользователей.</text:span> Возможность быстро создать аккаунт, входить по паролю, менять свои данные (имя, email, пароль). Проверка уникальности имени пользователя или почты при регистрации.</text:p>
        </text:list-item>
        <text:list-item>
          <text:p text:style-name="P15"><text:span text:style-name="Strong_20_Emphasis">Создание и управление комнатами.</text:span> Пользователь должен создать «комнату» – по сути, пространство для хранения связанных документов (например, по проекту или теме). Владелец комнаты приглашает других участников и определяет их права.</text:p>
        </text:list-item>
        <text:list-item>
          <text:p text:style-name="P15"><text:span text:style-name="Strong_20_Emphasis">Дифференцированные права доступа.</text:span> Система должна поддерживать как минимум три уровня доступа: только просмотр (Read), редактирование (Edit) и полный доступ <text:soft-page-break/>(Full, аналог владельца). Новый участник комнаты может получать определенный уровень доступа; права можно изменять или отбирать. По умолчанию, все чужие пользователи не имеют доступа к вашим данным, пока их явно не пригласят.</text:p>
        </text:list-item>
        <text:list-item>
          <text:p text:style-name="P15"><text:span text:style-name="Strong_20_Emphasis">Хранение документов с версионированием.</text:span> В каждой комнате пользователи должны иметь возможность загружать файлы (документы). Если файл с таким именем уже существует, система предлагает добавить новую версию. Можно просмотреть список доступных документов, а также историю версий конкретного документа. Важное требование – контент файлов хранится на сервере безопасно, с возможностью скачивания.</text:p>
        </text:list-item>
        <text:list-item>
          <text:p text:style-name="P15"><text:span text:style-name="Strong_20_Emphasis">Массовая загрузка и скачивание.</text:span> Для удобства должны быть реализованы операции пакетной загрузки нескольких файлов одновременно, а также возможность скачать несколько выбранных документов одним архивом ZIP. Это ускоряет работу при большом количестве файлов.</text:p>
        </text:list-item>
        <text:list-item>
          <text:p text:style-name="P15"><text:span text:style-name="Strong_20_Emphasis">Система токенов (общие ссылки).</text:span> Пользователь – владелец документа – может сгенерировать токен (специальную строку) с указанием срока действия и прав доступа. Любой, у кого есть этот токен, сможет получить доступ к документу через специальный URL без отдельной регистрации. Такая «общая ссылка» удобна, чтобы поделиться файлом с человеком вне системы, но при этом контролировать срок и уровень доступа. Разумеется, владелец должен иметь возможность <text:span text:style-name="Strong_20_Emphasis">отозвать токен</text:span> досрочно, сделав ссылку нерабочей.</text:p>
        </text:list-item>
        <text:list-item>
          <text:p text:style-name="P15"><text:span text:style-name="Strong_20_Emphasis">Архивация и удаление.</text:span> Система должна поддерживать мягкое удаление: пользователь может <text:span text:style-name="Strong_20_Emphasis">архивировать</text:span> документ, после чего он исчезает из основной выдачи, но остаётся доступен в разделе архива. В любой момент файл можно восстановить (разархивировать)【25†L37-L45} или удалить окончательно. Аналогично, администратор комнаты может архивировать/удалить целую комнату вместе со всеми документами, если проект завершён.</text:p>
        </text:list-item>
        <text:list-item>
          <text:p text:style-name="P15"><text:span text:style-name="Strong_20_Emphasis">Поиск и фильтрация.</text:span> Удобно иметь поиск по списку комнат и, возможно, по документам. В проекте предусмотрен поиск комнат по названию, идентификатору или дате создания/изменения (с помощью фильтра RoomFilterDto). Это облегчает навигацию, когда комнат становится много. Поиск пользователей по имени/email тоже реализован для функции добавления контактов или приглашения в комнату.</text:p>
        </text:list-item>
        <text:list-item>
          <text:p text:style-name="P15"><text:span text:style-name="Strong_20_Emphasis">Лента активности и уведомления.</text:span> Приложение должно информировать пользователей о значимых событиях. Например, если вас пригласили в новую комнату – это событие, требующее реакции (принять или отклонить приглашение). Если в комнате, где вы участник, появился новый документ или обновлена версия – вам также приходит уведомление. В интерфейсе должна быть страница «Активность» с двумя вкладками: непрочитанные уведомления (например, 5 новых событий) и вся история (с возможностью пагинации). Просмотренные уведомления помечаются прочитанными, чтобы не мешать. Таким образом достигается прозрачность совместной работы – никто не пропустит обновление важных файлов.</text:p>
        </text:list-item>
      </text:list>
      <text:p text:style-name="P11"><text:soft-page-break/>В совокупности, данные функции обеспечивают удобство пользователя при работе с системой, позволяя ей конкурировать с существующими аналогами по возможностям, при этом оставаясь более простой и доступной.</text:p>
      <text:h text:style-name="P5" text:outline-level="2">Архитектура проекта</text:h>
      <text:p text:style-name="P11"><text:span text:style-name="Emphasis">Рис. 1: Общая архитектура проекта VlaDO. Клиентская часть (SPA на React) взаимодействует с сервером через REST API. Внутри сервера реализовано многослойное приложение: контроллеры (Web API) принимают HTTP-запросы, вызывают методы сервисов бизнес-логики, которые в свою очередь обращаются к репозиториям для работы с БД. Показывается также использование инфраструктурных компонентов, таких как JWT для авторизации и DI-контейнер для управления зависимостями.</text:span></text:p>
      <text:p text:style-name="P11">Архитектура приложения построена по принципу <text:span text:style-name="Strong_20_Emphasis">клиент–сервер</text:span> с чётким разделением ответственности между фронтендом и бекендом. На <text:span text:style-name="Strong_20_Emphasis">клиентской стороне</text:span> работает одностраничное приложение (SPA) на React: вся логика интерфейса, маршрутизация по страницам (например, «Мои документы», «Активность», «Профиль») и отправка запросов к серверу реализованы в JavaScript/TypeScript. <text:span text:style-name="Strong_20_Emphasis">Обмен данными</text:span> осуществляется через HTTP-запросы к REST API в формате JSON. После входа пользователя клиентское приложение сохраняет полученный JWT-токен и включает его в заголовок <text:span text:style-name="Source_20_Text">Authorization</text:span> каждого запроса, чтобы сервер распознал пользователя.</text:p>
      <text:p text:style-name="P11"><text:span text:style-name="Strong_20_Emphasis">Серверная часть</text:span> написана на платформе .NET (ASP.NET Core) и представляет собой веб-приложение с REST API. Она реализует многослойную архитектуру с выделением следующих слоёв:</text:p>
      <text:list text:style-name="L6">
        <text:list-item>
          <text:p text:style-name="P16"><text:span text:style-name="Strong_20_Emphasis">Слой контроллеров (Web API).</text:span> Контроллеры – это классы, обрабатывающие входящие HTTP-запросы. В проекте предусмотрены различные контроллеры по контекстам: <text:span text:style-name="Source_20_Text">AuthController</text:span> для аутентификации, <text:span text:style-name="Source_20_Text">RoomController</text:span> для операций с комнатами, <text:span text:style-name="Source_20_Text">DocumentController</text:span> – с документами, <text:span text:style-name="Source_20_Text">ActivityController</text:span> – с активностями и т.д. Каждый контроллер определяет эндпоинты (маршруты URL) и тип запроса (GET, POST, PUT/PATCH, DELETE) для соответствующих операций. Например, <text:span text:style-name="Source_20_Text">DocumentController</text:span> обрабатывает загрузку нового документа (<text:span text:style-name="Source_20_Text">POST /api/rooms/{roomId}/docs</text:span>), получение списка документов (<text:span text:style-name="Source_20_Text">GET /api/rooms/{roomId}/docs</text:span>) и т.п. Контроллер <text:span text:style-name="Strong_20_Emphasis">проверяет наличие JWT-токена</text:span> и извлекает из него информацию о пользователе. Далее, не содержащая бизнес-логики, основная задача контроллера – вызвать соответствующий метод сервисного слоя и вернуть клиенту результат. Благодаря соблюдению принципа единственной ответственности, контроллеры в нашем приложении минимальны по логике – они просто трансформируют HTTP-запрос в вызов метода сервиса и оформляют ответ.</text:p>
        </text:list-item>
        <text:list-item>
          <text:p text:style-name="P16"><text:span text:style-name="Strong_20_Emphasis">Слой сервисов (бизнес-логика).</text:span> Сервисы инкапсулируют основную логику приложения. В проекте каждому важному модулю соответствует интерфейс сервиса и его реализация: например, <text:span text:style-name="Source_20_Text">IAuthService</text:span>/<text:span text:style-name="Source_20_Text">AuthService</text:span>, <text:span text:style-name="Source_20_Text">IRoomService</text:span>/<text:span text:style-name="Source_20_Text">RoomService</text:span>, <text:span text:style-name="Source_20_Text">IDocumentService</text:span>/<text:span text:style-name="Source_20_Text">DocumentService</text:span> и др. <text:soft-page-break/>Контроллер вызывает методы сервисов, передавая необходимые параметры. Сервис, в свою очередь, выполняет бизнес-правила: например, метод <text:span text:style-name="Source_20_Text">AuthService.Register()</text:span> проверяет корректность введённых паролей, хеширует пароль, создает нового пользователя и отправляет подтверждение; метод <text:span text:style-name="Source_20_Text">DocumentService.AddVersion()</text:span> проверяет хеш предыдущей версии, сохраняет новую версию и генерирует событие активности; метод <text:span text:style-name="Source_20_Text">RoomService.AddUser()</text:span> обрабатывает приглашение пользователя в комнату, создавая запись о новом участнике с нужным уровнем доступа и генерируя уведомление приглашённому. Сервисы часто обращаются сразу к нескольким репозиториям или другим сервисам, чтобы выполнить задачу комплексно. Например, <text:span text:style-name="Source_20_Text">AuthService.Login()</text:span> может использовать <text:span text:style-name="Source_20_Text">UserRepository</text:span> (проверить пользователя) и <text:span text:style-name="Source_20_Text">PasswordService</text:span> (генерировать JWT) – таким образом, сервисы координируют работу нижележащих слоёв. Логика безопасности также частично реализована на уровне сервисов: проверки прав пользователя на действие (например, только владелец комнаты может удалить её) выполняются до обращения к базе данных.</text:p>
        </text:list-item>
        <text:list-item>
          <text:p text:style-name="P16"><text:span text:style-name="Strong_20_Emphasis">Слой доступа к данным (репозитории).</text:span> Для работы с базой данных в проекте применён паттерн <text:span text:style-name="Strong_20_Emphasis">Repository</text:span>. Выделены интерфейсы репозиториев (<text:span text:style-name="Source_20_Text">IUserRepository</text:span>, <text:span text:style-name="Source_20_Text">IRoomRepository</text:span>, <text:span text:style-name="Source_20_Text">IDocumentRepository</text:span> и т.д.) и их реализации, инкапсулирующие конкретные операции хранения. Репозиторий знает, как получить данные нужного типа из БД, как сохранить или удалить их. Например, <text:span text:style-name="Source_20_Text">DocumentRepository</text:span> реализует методы получения списка документов в комнате, выборки документа по ID, добавления записи о документе, проставления признака «архивный» и т.п. Репозиторий работает через ORM (Entity Framework Core), благодаря чему вместо сырых SQL-запросов используется удобный язык LINQ и классы сущностей. Сервисы обращаются к репозиториям по интерфейсу – это позволяет легко менять реализацию хранения (например, сегодня это SQL-база, завтра можно заменить на файловое хранилище или NoSQL) без изменения кода бизнес-логики. Репозитории, в свою очередь, не содержат бизнес-правил, они просто выполняют CRUD-операции с объектами.</text:p>
        </text:list-item>
        <text:list-item>
          <text:p text:style-name="P16"><text:span text:style-name="Strong_20_Emphasis">База данных.</text:span> В качестве нижнего уровня архитектуры выступает база данных, где хранятся все постоянные данные приложения: сведения о пользователях, списки контактов, комнаты, связи пользователей и комнат, документы и их версии, токены доступа, активности и т.д. Используется реляционная модель – все сущности и связи спроектированы в виде таблиц (см. следующий раздел). В тестовой среде разработчик развернул БД SQLite, чтобы упростить деплой (SQLite хранится в одном файле и не требует отдельного сервера). При развёртывании в боевую эксплуатацию можно задействовать, например, Microsoft SQL Server или PostgreSQL – ORM позволяет это сделать практически без изменений кода.</text:p>
        </text:list-item>
      </text:list>
      <text:p text:style-name="P11">В серверной части активно используется <text:span text:style-name="Strong_20_Emphasis">внедрение зависимостей (Dependency Injection)</text:span> – встроенный в ASP.NET Core механизм. Все сервисы и репозитории регистрируются в специальном контейнере DI при запуске приложения. Контроллеры запрашивают через конструктор необходимые сервисы, а сервисы – нужные им репозитории или другие сервисы; <text:soft-page-break/>DI-контейнер автоматически передаёт нужные экземпляры. Это устраняет необходимость самостоятельно создавать объекты зависимостей, смягчает связанность и облегчает модульное тестирование (можно подменять реализации на заглушки). Данный подход реализует <text:span text:style-name="Strong_20_Emphasis">принцип инверсии зависимостей (Dependency Inversion Principle)</text:span> из SOLID: высокоуровневые модули (сервисы) зависят не от конкретных классов нижнего уровня, а от абстракций (интерфейсов репозиториев). Связывание с конкретной реализацией происходит единожды в настройках DI-контейнера.</text:p>
      <text:p text:style-name="P11">Для <text:span text:style-name="Strong_20_Emphasis">авторизации</text:span> пользователей выбран безсессионный подход с JWT. При успешном входе (<text:span text:style-name="Source_20_Text">AuthController.Login</text:span>) генерируется JWT-токен, содержащий идентификатор пользователя и другую необходимую информацию (например, роль или права, если бы были). Этот токен подписывается секретным ключом сервера. Клиентское приложение хранит токен (например, в памяти или LocalStorage) и отправляет его в заголовке каждого запроса. Сервер при получении запроса проверяет подпись JWT и извлекает из него данные пользователя. Если токен недействителен или просрочен, запрос отклоняется с кодом 401 Unauthorized. Таким образом, нет необходимости поддерживать серверную сессию – авторизация <text:span text:style-name="Strong_20_Emphasis">распределена</text:span>, что повышает масштабируемость. JWT является стандартом RFC 7519 и широко применяется для аутентификации в распределенных системах. В нашем приложении JWT токены используются для всех запросов, кроме регистрации и входа. Также реализован механизм <text:span text:style-name="Strong_20_Emphasis">сброса пароля</text:span> без входа: при запросе «Забыл пароль» пользователь получает на email ссылку с уникальным токеном (другого типа), по которой может установить новый пароль. Этот токен формируется сервером (<text:span text:style-name="Source_20_Text">PasswordService</text:span>) и хранится в таблице PasswordResetToken до использования.</text:p>
      <text:p text:style-name="P11">Архитектура следует REST-принципам. Эндпоинты группируются по ресурсам: URL первого уровня отражает сущность (например, <text:span text:style-name="Source_20_Text">/api/rooms</text:span> для комнат, <text:span text:style-name="Source_20_Text">/api/documents</text:span> для документов), а далее могут идти идентификаторы ресурсов и подресурсы. Пример: <text:span text:style-name="Source_20_Text">POST /api/rooms</text:span> – создать комнату; <text:span text:style-name="Source_20_Text">GET /api/rooms/my</text:span> – получить список моих комнат; <text:span text:style-name="Source_20_Text">POST /api/rooms/{roomId}/docs</text:span> – загрузить документ в комнату; <text:span text:style-name="Source_20_Text">PATCH /api/rooms/{roomId}/users/{userId}</text:span> – изменить права участника. HTTP-методы используются по назначению (GET – получение, POST – создание, PUT/PATCH – изменение, DELETE – удаление). Форматы запросов/ответов документированы через OpenAPI (Swagger) – разработчик может увидеть описание каждого метода, включая требуемые параметры и схемы DTO. Совмещение SPA и REST API обеспечивает слабую связанность: фронтенд и бекенд могут развиваться независимо, а также потенциално можно создать альтернативный клиент (например, мобильное приложение), работающий с тем же API.</text:p>
      <text:p text:style-name="P11">Наконец, следует отметить, что при реализации архитектуры особое внимание уделялось <text:span text:style-name="Strong_20_Emphasis">надежности и расширяемости</text:span>. Применение SOLID-принципов способствовало модульности: каждый сервис или репозиторий легко модифицировать или заменить, не затрагивая остальных. Добавление новых функций (например, ещё одного типа сущности) не нарушает существующий код благодаря открытому/закрытому принципу (классы расширяются, но не изменяются напрямую). За счёт многоуровневой структуры с четко определенными интерфейсами, систему проще тестировать – можно покрывать юнит-тестами бизнес-логику, подменяя слой данных на фейковый. Такое архитектурное решение <text:soft-page-break/>оправдано, несмотря на относительную небольшость проекта, так как повышает качество кода и облегчает будущую поддержку.</text:p>
      <text:h text:style-name="P5" text:outline-level="2">Модель данных</text:h>
      <text:p text:style-name="P11"><text:span text:style-name="Emphasis">Рис. 2: Диаграмма классов (модель данных) проекта VlaDO. Отражены основные сущности: </text:span><text:span text:style-name="Emphasis"><text:span text:style-name="Strong_20_Emphasis">User</text:span></text:span><text:span text:style-name="Emphasis"> (пользователь), </text:span><text:span text:style-name="Emphasis"><text:span text:style-name="Strong_20_Emphasis">Room</text:span></text:span><text:span text:style-name="Emphasis"> (комната), </text:span><text:span text:style-name="Emphasis"><text:span text:style-name="Strong_20_Emphasis">Document</text:span></text:span><text:span text:style-name="Emphasis"> (документ), а также сущности-связки и вспомогательные: </text:span><text:span text:style-name="Emphasis"><text:span text:style-name="Strong_20_Emphasis">RoomUser</text:span></text:span><text:span text:style-name="Emphasis"> (участие пользователя в комнате с определенным уровнем доступа), </text:span><text:span text:style-name="Emphasis"><text:span text:style-name="Strong_20_Emphasis">UserContact</text:span></text:span><text:span text:style-name="Emphasis"> (связь контактов между пользователями), </text:span><text:span text:style-name="Emphasis"><text:span text:style-name="Strong_20_Emphasis">DocumentToken</text:span></text:span><text:span text:style-name="Emphasis"> (токен общего доступа к документу), </text:span><text:span text:style-name="Emphasis"><text:span text:style-name="Strong_20_Emphasis">Activity</text:span></text:span><text:span text:style-name="Emphasis"> (запись о событии/уведомлении), </text:span><text:span text:style-name="Emphasis"><text:span text:style-name="Strong_20_Emphasis">PasswordResetToken</text:span></text:span><text:span text:style-name="Emphasis"> (токен для сброса пароля). На диаграмме показаны основные поля (атрибуты) классов и ключевые связи между ними.</text:span></text:p>
      <text:p text:style-name="P11"><text:span text:style-name="Strong_20_Emphasis">Обзор сущностей.</text:span> Проект оперирует несколькими основными сущностями предметной области, соответствующими таблицам базы данных:</text:p>
      <text:list text:style-name="L7">
        <text:list-item>
          <text:p text:style-name="P17"><text:span text:style-name="Strong_20_Emphasis">User</text:span> – пользователь системы. Содержит уникальный идентификатор (Guid), имя пользователя, email, хеш пароля и пр. Каждая запись представляет зарегистрированного человека, способного входить в систему. Пользователь может состоять в нескольких комнатах, иметь контакты и т.д.</text:p>
        </text:list-item>
        <text:list-item>
          <text:p text:style-name="P17"><text:span text:style-name="Strong_20_Emphasis">Room</text:span> – комната (пространство для документов). Имеет уникальный идентификатор, название (задается создателем) и некоторые атрибуты, например, уровень доступа по умолчанию для новых приглашений (значение из перечисления AccessLevel: Read, Edit или Full). Комната создается пользователем-владельцем; по сути, она объединяет ряд документов и участников.</text:p>
        </text:list-item>
        <text:list-item>
          <text:p text:style-name="P17"><text:span text:style-name="Strong_20_Emphasis">Document</text:span> – документ (файл), сохраненный в системе. Ключевые поля: уникальный идентификатор, имя файла (Name), опциональное текстовое описание/примечание (Note), идентификатор комнаты, к которой привязан документ (то есть папки/проекта, где он лежит). Также документ несет информацию о версионировании: у каждой версии документа свой Guid, но через поле Parent (или аналогичное) документ может ссылаться на предшествующую версию. Таким образом, оригинальный файл и его обновления образуют цепочку версий. Для контроля целостности цепочки версия может хранить хеш предыдущей версии – при добавлении нового файла система сравнивает полученный PrevHash с хранимым хешем последней версии, убеждаясь, что обновление последовательное. Документ также может содержать ссылку на содержимое – в нашем случае сами бинарные данные хранятся либо в базе (тип BLOB), либо во внешней файловой системе, а в БД хранится путь. В реализации используется хранение в базе для упрощения (файлы небольшого размера).</text:p>
        </text:list-item>
        <text:list-item>
          <text:p text:style-name="P17"><text:span text:style-name="Strong_20_Emphasis">RoomUser</text:span> – связь многие-ко-многим между User и Room. Этот класс (таблица) отражает факт участия пользователя в комнате. Поля: идентификатор комнаты, идентификатор пользователя, уровень доступа (AccessLevel) данного пользователя в этой комнате, а также статус приглашения. Поначалу, когда пользователя приглашают, можно пометить запись как <text:span text:style-name="Emphasis">pending</text:span> (ожидает принятия). После того как пользователь принял приглашение, статус меняется на <text:span text:style-name="Emphasis">active</text:span>. Таким образом, RoomUser несет и <text:soft-page-break/>право (роль) пользователя, и состояние (принял/не принял). Владелец комнаты обычно хранится как RoomUser с уровнем Full и может быть отличен по тому, что он создатель (в некоторых реализациях у Room есть отдельное поле OwnerId, но у нас достаточно того, что он в списке с полным доступом и является инициатором создания).</text:p>
        </text:list-item>
        <text:list-item>
          <text:p text:style-name="P17"><text:span text:style-name="Strong_20_Emphasis">UserContact</text:span> – связь контактов между пользователями. Содержит идентификатор пользователя и идентификатор другого пользователя, добавленного в контакты (ContactId). Данная таблица позволяет быстро получать список контактов каждого пользователя. Когда один пользователь A добавляет B в контакты, создается запись (A, B). Можно также делать симметричные записи, но в нашем случае достаточно односторонней – при отображении контактов можно либо показывать только исходящие связи (кого я добавил), либо хранить и обратные для быстрого поиска. Решение принято в сторону упрощения: контакт – это <text:span text:style-name="Strong_20_Emphasis">необязательно взаимное</text:span> отношение, скорее как «закладка» на другого пользователя для удобства приглашений. Поэтому UserContact не дублируется двусторонне.</text:p>
        </text:list-item>
        <text:list-item>
          <text:p text:style-name="P17"><text:span text:style-name="Strong_20_Emphasis">DocumentToken</text:span> – токен доступа к документу. При генерации общего доступа для документа создаётся соответствующая запись: уникальный идентификатор токена (может быть GUID или случайная строка), ссылка на документ (docId), уровень доступа по токену (обычно только чтение, но потенциально может быть и редактирование, хранится как AccessLevel), дата истечения токена (до которой он действителен). Также полезно сохранять, кто именно сгенерировал токен и когда. DocumentToken позволяет внешнему пользователю (у которого нет аккаунта или нет доступа к комнате) скачать документ по специальной ссылке. Реализация: при обращении по URL вида <text:span text:style-name="Source_20_Text">GET /api/documents/{docId}/download?token={token}</text:span> сервер находит токен в таблице DocumentToken и если он существует, не истек и предоставляет достаточный уровень доступа, то отправляет содержимое документа. После использования токен может либо разово действовать, либо быть многоразовым до истечения – в нашем проекте токены действуют многоразово в течение заданного количества дней. Владелец документа может в любой момент отозвать токен (удалить запись из таблицы DocumentToken), тогда ссылка станет недействительной. Также предусмотрена возможность отозвать <text:span text:style-name="Strong_20_Emphasis">все токены данного документа для конкретного пользователя</text:span> или вообще все сразу (на случай компрометации ссылки).</text:p>
        </text:list-item>
        <text:list-item>
          <text:p text:style-name="P17"><text:span text:style-name="Strong_20_Emphasis">Activity</text:span> – активность/уведомление. Эта сущность хранит события, о которых следует уведомить пользователя. Поля обычно включают: уникальный идентификатор, тип события (например, <text:span text:style-name="Emphasis">DocumentUploaded</text:span>, <text:span text:style-name="Emphasis">DocumentUpdated</text:span>, <text:span text:style-name="Emphasis">RoomInvite</text:span>, <text:span text:style-name="Emphasis">RoomAccepted</text:span> и т.п.), связанный объект (например, ID документа или комнаты), ID пользователя, для которого предназначено уведомление, флаг прочитанности, дату события, и возможно текстовое сообщение для отображения. В нашей структуре Activity используется как универсальный журнал действий пользователя. При возникновении события сервис создает записи активности для всех заинтересованных пользователей. Например, при загрузке нового документа <text:span text:style-name="Emphasis">X</text:span> в комнате <text:span text:style-name="Emphasis">Y</text:span>, система добавит Activity для всех участников комнаты <text:span text:style-name="Emphasis">Y</text:span> (кроме, возможно, того, кто загрузил): «пользователь U добавил <text:soft-page-break/>документ X в комнату Y». Пользователь, открыв приложение, увидит это в ленте. Если событие требует реакции (как приглашение в комнату), тип Activity может указывать на необходимость действия, а фронтенд покажет кнопки “Принять”/“Отклонить” (которые вызывают соответствующие методы API). После того, как пользователь нажал “Принять приглашение”, Activity можно пометить выполненным или удалить. Архитектура уведомлений реализована с минимальной логикой – основная обработка (например, подтягивание названий документов для отображения) происходит либо при создании записи, либо на клиенте через доп. запросы.</text:p>
        </text:list-item>
        <text:list-item>
          <text:p text:style-name="P17"><text:span text:style-name="Strong_20_Emphasis">PasswordResetToken</text:span> – токен сброса пароля. Содержит ID пользователя, для которого запрошен сброс, сам токен (случайная безопасная строка) и срок годности. Когда незарегистрированный пользователь вводит email на форме «Забыли пароль?», если такой email найден в системе, создается запись PasswordResetToken и отправляется письмо со ссылкой вида <text:span text:style-name="Source_20_Text">/reset-password?userId=...&amp;token=...</text:span>. При переходе по ссылке фронтенд предлагает задать новый пароль, и делает запрос <text:span text:style-name="Source_20_Text">POST /api/Password/reset</text:span> с телом <text:span text:style-name="Source_20_Text">{ userId, token, newPassword }</text:span>. Сервер находит запись, сравнивает токен и проверяет время. Если всё корректно – меняет пароль пользователя (после хеширования) и удаляет использованный токен. Таким образом, таблица PasswordResetToken обеспечивает одноразовые безопасные ссылки для восстановления доступа.</text:p>
        </text:list-item>
      </text:list>
      <text:p text:style-name="P11"><text:span text:style-name="Strong_20_Emphasis">Связи между сущностями.</text:span> Между описанными сущностями существуют следующие основные отношения:</text:p>
      <text:list text:style-name="L8">
        <text:list-item>
          <text:p text:style-name="P18">Один <text:span text:style-name="Strong_20_Emphasis">User</text:span> может состоять во многих <text:span text:style-name="Strong_20_Emphasis">Room</text:span> (многие-ко-многим). Это отношение реализовано через промежуточную сущность <text:span text:style-name="Strong_20_Emphasis">RoomUser</text:span>. У одного пользователя может быть несколько записей RoomUser (по числу комнат, куда он входит), и у одной комнаты – несколько RoomUser (по числу участников). В RoomUser хранится атрибут AccessLevel, специфичный для данной связи.</text:p>
        </text:list-item>
        <text:list-item>
          <text:p text:style-name="P18">Один <text:span text:style-name="Strong_20_Emphasis">User</text:span> может иметь много <text:span text:style-name="Strong_20_Emphasis">Contact</text:span> записей (UserContact), каждая связывает его с одним другим пользователем. Эта связь по сути тоже многие-ко-многим (оба пользователя могут добавить друг друга). В нашей модели достаточно хранить односторонне, поэтому можно считать отношение «пользователь – контакты» как один-ко-многим: у пользователя – множество записей UserContact, каждая содержит ContactId другого. При удалении пользователя, каскадно удаляются и записи его контактов.</text:p>
        </text:list-item>
        <text:list-item>
          <text:p text:style-name="P18">Каждый <text:span text:style-name="Strong_20_Emphasis">Room</text:span> может содержать много <text:span text:style-name="Strong_20_Emphasis">Document</text:span>. Связь один-ко-многим: у документа обязательное поле RoomId (комната-владелец). При удалении комнаты каскадно удаляются её документы (а также все связанные версии и токены).</text:p>
        </text:list-item>
        <text:list-item>
          <text:p text:style-name="P18"><text:span text:style-name="Strong_20_Emphasis">Версии документов.</text:span> Связь между Document и <text:span text:style-name="Emphasis">самим собой</text:span>: в таблице Document может присутствовать поле ParentDocId (ссылающееся на Document.Id). Если документ является новой версией другого, то ParentDocId указывает на непосредственного предшественника. Начальный документ (первая версия) имеет ParentDocId = NULL. Таким образом, все версии образуют цепочку через самоссылки. <text:soft-page-break/>Альтернативный вариант – иметь отдельную таблицу DocumentVersion, но для простоты сделано в одной. Запрос последней версии определенного файла можно выполнять либо хранением специального признака у последней версии, либо просто выбирая по времени. В нашем случае новая версия создаётся новым Document с указанием ParentDocId, а при выборке списка документов комнаты по умолчанию показывается только <text:span text:style-name="Strong_20_Emphasis">актуальная версия</text:span> каждого файла. Для этого в запросе применён фильтр: не показывать документы, которые сами являются предшественниками для других (т.е. не показывать устаревшие версии). Однако по запросу пользователя (например, через интерфейс истории версий) можно получить и старые версии.</text:p>
        </text:list-item>
        <text:list-item>
          <text:p text:style-name="P18">Один <text:span text:style-name="Strong_20_Emphasis">Document</text:span> может иметь несколько связанных <text:span text:style-name="Strong_20_Emphasis">DocumentToken</text:span> (если владелец сгенерировал несколько разных ссылок, допустим, с разными правами или для разных людей). И каждый DocumentToken привязан к конкретному Document (поле docId). Связь один-ко-многим.</text:p>
        </text:list-item>
        <text:list-item>
          <text:p text:style-name="P18">Один <text:span text:style-name="Strong_20_Emphasis">Document</text:span> может быть упомянут во многих <text:span text:style-name="Strong_20_Emphasis">Activity</text:span>, например, если 5 человек в комнате получили уведомление о добавлении этого документа – будет 5 активностей, ссылающихся на один и тот же документ. Аналогично, <text:span text:style-name="Strong_20_Emphasis">Room</text:span> может фигурировать в множестве Activity (приглашены разные люди, либо создана комната – уведомление владельцу и т.д.). Поэтому поле Activity может содержать либо отдельные колонки <text:span text:style-name="Source_20_Text">RoomId</text:span>, <text:span text:style-name="Source_20_Text">DocId</text:span> (nullable, заполняются в зависимости от типа события), либо универсальное поле TargetId + TargetType. В реализации выбран второй подход: есть перечисление типов события и одно поле TargetId, куда помещается ID соответствующего объекта. Для «DocumentUpdated» – TargetType=Document, TargetId=&lt;guid документа&gt;; для «InviteReceived» – TargetType=Room, TargetId=&lt;guid комнаты&gt;.</text:p>
        </text:list-item>
        <text:list-item>
          <text:p text:style-name="P18">Один <text:span text:style-name="Strong_20_Emphasis">User</text:span> (адресат) может иметь много <text:span text:style-name="Strong_20_Emphasis">Activity</text:span> (одно-ко-многим): активность всегда принадлежит конкретному пользователю (поле UserId, кому показать уведомление). Если событие затрагивает нескольких пользователей, создаются отдельные Activity для каждого. После удаления пользователя все его Activity удаляются.</text:p>
        </text:list-item>
        <text:list-item>
          <text:p text:style-name="P18">Один <text:span text:style-name="Strong_20_Emphasis">User</text:span> может иметь 0 или 1 <text:span text:style-name="Strong_20_Emphasis">PasswordResetToken</text:span> актуальных. Предполагается, что повторно запросить сброс пароля можно либо после истечения предыдущего токена, либо предыдущий токен аннулируется. Поэтому связь можно рассматривать как один-ко-многим: у пользователя может быть много токенов за всю историю (каждый раз новый при запросе), но действующим обычно будет последний. Эти токены не связаны ни с чем, кроме User.</text:p>
        </text:list-item>
      </text:list>
      <text:p text:style-name="P11"><text:span text:style-name="Strong_20_Emphasis">Ключи и ограничения.</text:span> Во всех таблицах определены первичные ключи (обычно искусственные GUIDы). Во внешних связях используются внешние ключи с каскадным удалением:</text:p>
      <text:list text:style-name="L9">
        <text:list-item>
          <text:p text:style-name="P19">При удалении User каскадно удаляются его записи в UserContact (как инициатора связи) и RoomUser, Activity, PasswordResetToken.</text:p>
        </text:list-item>
        <text:list-item>
          <text:p text:style-name="P19"><text:soft-page-break/>При удалении Room каскадно удаляются связанные RoomUser, Document, Activity (например, приглашения), DocumentToken (те, что выданы на документы этой комнаты).</text:p>
        </text:list-item>
        <text:list-item>
          <text:p text:style-name="P19">При удалении Document – связанные DocumentToken и Activity (уведомления о нём) тоже удаляются. С удалением устаревших версий аккуратно: если удалить «среднюю» версию, надо ли поправлять цепочку? У нас предусмотрено только архивирование документов, полное удаление обычно делается с конца цепочки. Тем не менее, каскад на DocumentId в Document (самоссылка) лучше не ставить, чтобы случайно не снести всю цепочку. Удаление комнаты или явное удаление документа предполагает удалить все его версии вручную (через сервис).</text:p>
        </text:list-item>
        <text:list-item>
          <text:p text:style-name="P19">При удалении UserContact или DocumentToken или PasswordResetToken – никаких каскадных эффектов далее нет, это конечные таблицы.</text:p>
        </text:list-item>
      </text:list>
      <text:p text:style-name="P11"><text:span text:style-name="Strong_20_Emphasis">Перечисления.</text:span> Модель данных включает одно важное перечисление – <text:span text:style-name="Strong_20_Emphasis">AccessLevel</text:span>. Значения: <text:span text:style-name="Source_20_Text">Read</text:span> (просмотр), <text:span text:style-name="Source_20_Text">Edit</text:span> (редактирование) и <text:span text:style-name="Source_20_Text">Full</text:span> (полные права). В базе оно хранится как строка либо числовой код. Уровень доступа определяет, что может делать участник в конкретной комнате:</text:p>
      <text:list text:style-name="L10">
        <text:list-item>
          <text:p text:style-name="P20"><text:span text:style-name="Strong_20_Emphasis">Read:</text:span> может просматривать документы и скачивать их, но не может вносить изменения (не добавлять новые файлы, не редактировать существующие, не приглашать других).</text:p>
        </text:list-item>
        <text:list-item>
          <text:p text:style-name="P20"><text:span text:style-name="Strong_20_Emphasis">Edit:</text:span> может кроме просмотра еще добавлять новые документы и загружать новые версии существующих. Обычно не может удалять чужие документы или приглашать пользователей.</text:p>
        </text:list-item>
        <text:list-item>
          <text:p text:style-name="P20"><text:span text:style-name="Strong_20_Emphasis">Full:</text:span> полный контроль – обычно у создателя комнаты. Может приглашать/удалять участников, менять права, переименовывать или удалять комнату, документы и т.д. Фактически администратор данного пространства.</text:p>
        </text:list-item>
      </text:list>
      <text:p text:style-name="P11">Помимо AccessLevel, можно упомянуть, что в коде есть и <text:span text:style-name="Strong_20_Emphasis">типы активностей</text:span> (ActivityType) – например, перечисление: <text:span text:style-name="Source_20_Text">DocumentAdded</text:span>, <text:span text:style-name="Source_20_Text">DocumentUpdated</text:span>, <text:span text:style-name="Source_20_Text">UserInvited</text:span>, <text:span text:style-name="Source_20_Text">InviteAccepted</text:span> и т.д. Они помогают интерпретировать записи Activity.</text:p>
      <text:p text:style-name="P11">Таким образом, модель данных построена с учетом обеспечения целостности (ключи, связи), производительности (предусмотрены индексы по часто используемым полям, например, по UserId в Activity для быстрой выборки ленты пользователя) и расширяемости (при необходимости можно добавить новые сущности или поля без нарушения существующих).</text:p>
      <text:p text:style-name="P11"/>
      <text:h text:style-name="P5" text:outline-level="2">Реализация функционала</text:h>
      <text:p text:style-name="P11">В данном разделе описываются ключевые модули и компоненты приложения, сценарии использования (use cases), а также особенности обработки ошибок и обеспечения безопасности в реализации.</text:p>
      <text:p text:style-name="P11"><text:soft-page-break/><text:span text:style-name="Strong_20_Emphasis">Модуль аутентификации (Auth).</text:span> Реализован контроллер <text:span text:style-name="Source_20_Text">AuthController</text:span> с двумя основными методами:</text:p>
      <text:list text:style-name="L11">
        <text:list-item>
          <text:p text:style-name="P21"><text:span text:style-name="Source_20_Text">POST /api/auth/register</text:span> – регистрация нового пользователя. Ожидает объект <text:span text:style-name="Source_20_Text">RegisterDto</text:span> с полями имени, email, пароля и подтверждения пароля. Сервис <text:span text:style-name="Source_20_Text">AuthService.Register()</text:span> выполняет проверки: уникальность email/имени (обращаясь к <text:span text:style-name="Source_20_Text">IUserRepository</text:span>), совпадение пароля и подтверждения, минимальная сложность пароля (например, не короче 6 символов). Если проверки пройдены, формируется новая сущность User – пароль хешируется с использованием надежного алгоритма (например, BCrypt или встроенный ASP.NET PasswordHasher). Затем репозиторий сохраняет пользователя. В ответ возвращается статус 200 OK или 201 Created (в нашей реализации 200 с пустым телом, так как дальнейший вход выполняется отдельным запросом). В случае ошибок валидации – возвращаются соответствующие коды (400 Bad Request с описанием поля, не прошедшего проверку).</text:p>
        </text:list-item>
        <text:list-item>
          <text:p text:style-name="P21"><text:span text:style-name="Source_20_Text">POST /api/auth/login</text:span> – вход пользователя. Ожидает <text:span text:style-name="Source_20_Text">LoginDto</text:span> с email и паролем. Сервис <text:span text:style-name="Source_20_Text">AuthService.Login()</text:span> ищет пользователя по email через репозиторий. Если не найден – возвращает ошибку 401 (неправильные учетные данные). Если найден, берёт сохраненный хеш пароля и сравнивает с введенным паролем через функцию проверки (PasswordHasher.Verify). В случае успеха – генерируется JWT-токен: формируется набор claims (идентификатор пользователя, возможно имя, время выдачи и срок годности, роль по умолчанию), затем подписывается с помощью секретного ключа и алгоритма HMAC SHA256. Токен возвращается клиенту (в теле ответа или в заголовке Authorization – выбран первый вариант: выдача в теле как строка). Клиент сохраняет токен и использует для последующих запросов. Если пароль не подходит – также 401. Для защиты от брутфорса может быть реализована задержка или капча при многократных ошибках (в учебной реализации можно пропустить).</text:p>
        </text:list-item>
        <text:list-item>
          <text:p text:style-name="P21">Кроме того, <text:span text:style-name="Source_20_Text">AuthController</text:span> может иметь метод <text:span text:style-name="Source_20_Text">GET /api/auth/me</text:span> для получения информации о текущем пользователе (альтернатива <text:span text:style-name="Source_20_Text">/api/users/getMe</text:span>), но в нашем случае подобный функционал вынесен в <text:span text:style-name="Source_20_Text">UsersController</text:span>.</text:p>
        </text:list-item>
      </text:list>
      <text:p text:style-name="P11">Особенностью Auth-модуля является то, что после аутентификации все дальнейшие запросы требуют присутствия заголовка Authorization с JWT. В ASP.NET это настроено глобально: для [Authorize]-помеченных контроллеров выполняется JWT Bearer Authentication схема. То есть до входа в метод контроллера запрос будет отклонен, если токен отсутствует или невалиден.</text:p>
      <text:p text:style-name="P11"><text:span text:style-name="Strong_20_Emphasis">Модуль управления пользователями и контактами (Users, Contacts).</text:span></text:p>
      <text:list text:style-name="L12">
        <text:list-item>
          <text:p text:style-name="P22"><text:span text:style-name="Source_20_Text">UsersController</text:span> предоставляет функции управления профилем и поиска пользователей. Метод <text:span text:style-name="Source_20_Text">PUT /api/users/me</text:span> позволяет обновить свое имя или email (принимает <text:span text:style-name="Source_20_Text">UpdateUserDto</text:span> с новыми значениями). Сервис проверяет, что например email не занят другим, и в случае успеха сохраняет изменения через <text:span text:style-name="Source_20_Text">IUserRepository</text:span>. Метод <text:span text:style-name="Source_20_Text">GET /api/users/getMe</text:span> возвращает информацию о <text:soft-page-break/>текущем пользователе (имя, email, возможно дату регистрации) – эти данные могут отображаться в профиле.</text:p>
        </text:list-item>
        <text:list-item>
          <text:p text:style-name="P22">Поиск пользователей для добавления в контакты реализован в <text:span text:style-name="Source_20_Text">GET /api/users/search?q=...</text:span>. Сервис <text:span text:style-name="Source_20_Text">UserService.Search(query)</text:span> вызывает репозиторий, который делает выборку по имени <text:span text:style-name="Emphasis">или</text:span> email, содержащим подстроку <text:span text:style-name="Source_20_Text">query</text:span> (регистр может игнорироваться). При этом из результатов исключаются уже имеющиеся контакты пользователя и он сам – чтобы не предлагать добавить повторно. Результат – список краткой информации (например, id и имя найденных).</text:p>
        </text:list-item>
        <text:list-item>
          <text:p text:style-name="P22">Проверка занятости имени – <text:span text:style-name="Source_20_Text">GET /api/users/name-exists?name=...</text:span> – возвращает true/false, используется на фронтенде при регистрации для мгновенной обратной связи.</text:p>
        </text:list-item>
        <text:list-item>
          <text:p text:style-name="P22"><text:span text:style-name="Source_20_Text">ContactsController</text:span> отвечает за операции с контактами. <text:span text:style-name="Source_20_Text">GET /api/contacts</text:span> – список контактов текущего пользователя. Здесь репозиторий выдает всех пользователей, добавленных данным пользователем (по записям UserContact). <text:span text:style-name="Source_20_Text">POST /api/contacts/{contactId}</text:span> – добавление нового контакта. Сервис проверяет, что пытаются добавить не самого себя и что такого контакта еще нет, затем создает запись UserContact (userId = текущий, contactId = переданный). <text:span text:style-name="Source_20_Text">DELETE /api/contacts/{contactId}</text:span> – удаление контакта, просто удаляет соответствующую запись. Контакты нужны в основном для удобства приглашения – интерфейс приглашения может сразу показывать список моих контактов, вместо того чтобы каждый раз вводить email. Поэтому модуль не сложный: нет подтверждения дружбы, контакты односторонние.</text:p>
        </text:list-item>
      </text:list>
      <text:p text:style-name="P11"><text:span text:style-name="Strong_20_Emphasis">Модуль комнат (Rooms).</text:span></text:p>
      <text:list text:style-name="L13">
        <text:list-item>
          <text:p text:style-name="P23">Создание комнаты: <text:span text:style-name="Source_20_Text">POST /api/rooms</text:span> с <text:span text:style-name="Source_20_Text">CreateRoomDto</text:span> (название и дефолтный уровень доступа). Сервис <text:span text:style-name="Source_20_Text">RoomService.Create()</text:span> создает новую Room, проставляет текущего пользователя владельцем. В БД создается запись Room и запись RoomUser (user = создатель, уровень Full). DefaultAccessLevel хранится для информации: например, если владелец создает токен приглашения без указания уровня, будет присвоен этот уровень.</text:p>
        </text:list-item>
        <text:list-item>
          <text:p text:style-name="P23">Получение списка моих комнат: <text:span text:style-name="Source_20_Text">GET /api/rooms/my</text:span> возвращает все комнаты, где текущий пользователь является участником, <text:span text:style-name="Emphasis">с указанием его уровня доступа</text:span>. Этот метод позволяет фронтенду отобразить список проектов/папок, доступных пользователю, сразу зная его роль (чужая комната или своя). Реализация: репозиторий Room выбирает все Room, у которых есть RoomUser с userId текущего, соединяя, чтобы вытянуть AccessLevel.</text:p>
        </text:list-item>
        <text:list-item>
          <text:p text:style-name="P23">Получение сгруппированного списка: <text:span text:style-name="Source_20_Text">GET /api/rooms/grouped</text:span> – разделяет комнаты на «мои» (я владелец) и «чужие» (я участник, но не создатель). Это косметический метод для интерфейса (можно было и на клиенте сгруппировать, но так удобнее).</text:p>
        </text:list-item>
        <text:list-item>
          <text:p text:style-name="P23"><text:soft-page-break/>Поиск комнат: <text:span text:style-name="Source_20_Text">POST /api/rooms/search</text:span> с фильтром RoomFilterDto. Фильтр содержит поля: часть названия, точный идентификатор или дата (since). Сервис строит запрос в репозиторий, добавляя условия если поля не null. Возвращаются комнаты, удовлетворяющие условиям, из числа доступных текущему пользователю (т.е. опять же с учетом его участий).</text:p>
        </text:list-item>
        <text:list-item>
          <text:p text:style-name="P23">Приглашение пользователя: <text:span text:style-name="Source_20_Text">POST /api/rooms/{roomId}/users</text:span> с <text:span text:style-name="Source_20_Text">AddUserToRoomDto</text:span> (userId и accessLevel) – отправка приглашения. Валидация: вызывающий должен иметь право (обычно Full, владелец комнаты). Сервис затем создает запись RoomUser с указанным уровнем, но помечает как <text:span text:style-name="Emphasis">pending</text:span> (приглашение не принято). Также создается Activity для приглашаемого: тип <text:span text:style-name="Emphasis">RoomInvite</text:span>, Target=комната. Пользователь получит уведомление "Вас пригласили в комнату X".</text:p>
        </text:list-item>
        <text:list-item>
          <text:p text:style-name="P23">Просмотр списка участников комнаты: <text:span text:style-name="Source_20_Text">GET /api/rooms/{roomId}/users</text:span> – доступно участникам с достаточными правами или всем в комнате. Возвращает список объектов (имя пользователя, его уровень доступа, статус приглашения). Реализация: репозиторий RoomUser выдает все записи по roomId, включая связанные User.</text:p>
        </text:list-item>
        <text:list-item>
          <text:p text:style-name="P23">Отозвать всех пользователей: <text:span text:style-name="Source_20_Text">DELETE /api/rooms/{roomId}/users</text:span> – удаляет из комнаты всех участников, кроме владельца. Это быстрый способ, например, закрыть проект, убрав всех приглашенных. Сервис проверяет, что вызывающий – владелец, и если да, удаляет RoomUser записи (по roomId и не owner).</text:p>
        </text:list-item>
        <text:list-item>
          <text:p text:style-name="P23">Принятие/отклонение приглашения: <text:span text:style-name="Source_20_Text">POST /api/rooms/{roomId}/accept</text:span> и <text:span text:style-name="Source_20_Text">/decline</text:span>. Когда пользователь решает ответить на приглашение, фронтенд дергает соответствующий метод. Сервис проверяет, есть ли RoomUser с данным userId и статусом pending. При accept – меняет статус на active (теперь пользователь полноправный участник), возможно добавляет Activity для владельца "X принял приглашение". При decline – удаляет запись RoomUser. В обоих случаях удаляет Activity уведомление об этом приглашении (или помечает прочитанным).</text:p>
        </text:list-item>
        <text:list-item>
          <text:p text:style-name="P23">Обновление прав участника: <text:span text:style-name="Source_20_Text">PATCH /api/rooms/{roomId}/users/{userId}</text:span> с <text:span text:style-name="Source_20_Text">UpdateRoomUserDto</text:span> (новый accessLevel). Позволяет владельцу или админу изменить роль другого участника (например, повысить с Read до Edit или понизить). Сервис проверяет, что изменяющий сам имеет Full, и что нельзя понизить себя если он последний админ и т.д. Затем просто обновляет поле AccessLevel в RoomUser.</text:p>
        </text:list-item>
        <text:list-item>
          <text:p text:style-name="P23">Удаление участника: <text:span text:style-name="Source_20_Text">DELETE /api/rooms/{roomId}/users/{userId}</text:span> – удаляет конкретного пользователя из комнаты. Используется, например, если человек покидает проект или его нужно удалить. Проверки – тот, кто удаляет, имеет полномочия; нельзя удалить самого себя владельцу (владельцу вообще нельзя покинуть, только удалить всю комнату). Реализация: удаляется запись RoomUser, возможно создается Activity "вас удалили из комнаты X" для этого userId, если мы хотим уведомить.</text:p>
        </text:list-item>
        <text:list-item>
          <text:p text:style-name="P23"><text:soft-page-break/>Переименование комнаты: <text:span text:style-name="Source_20_Text">PATCH /api/rooms/{roomId}/rename</text:span> с <text:span text:style-name="Source_20_Text">RenameDto</text:span> (новое имя). Доступно владельцу или Full. Просто обновляет Title у Room через репозиторий.</text:p>
        </text:list-item>
        <text:list-item>
          <text:p text:style-name="P23">Обновление дефолтного доступа: <text:span text:style-name="Source_20_Text">PATCH /api/rooms/{roomId}/access-level</text:span> с <text:span text:style-name="Source_20_Text">UpdateRoomUserDto</text:span> (новый AccessLevel). Устанавливает DefaultAccessLevel для комнаты – будет применяться к будущим приглашениям. Никаких ретроактивных изменений прав текущих участников не делается.</text:p>
        </text:list-item>
        <text:list-item>
          <text:p text:style-name="P23">Удаление комнаты: <text:span text:style-name="Source_20_Text">DELETE /api/rooms/{roomId}</text:span> – полностью удаляет комнату и всё содержимое. Только владелец. Реализация: сервис через репозиторий удаляет Room, а благодаря каскадным связям удалятся и связанные документы, RoomUser и т.п. Возможно, дополнительно генерируется Activity для всех участников "комната X была удалена" (или это не требуется, так как она просто пропадет).</text:p>
        </text:list-item>
      </text:list>
      <text:p text:style-name="P11"><text:span text:style-name="Strong_20_Emphasis">Модуль документов (Documents).</text:span> Он достаточно обширен, включает как операции над самими файлами, так и версионирование, архивацию, токены. Основные действия:</text:p>
      <text:list text:style-name="L14">
        <text:list-item>
          <text:p text:style-name="P24">Загрузка нового документа: <text:span text:style-name="Source_20_Text">POST /api/rooms/{roomId}/docs</text:span> – добавить файл в комнату. Запрос – multipart/form-data, содержащий сам файл и метаданные (поле FileName, ContentType и т.д., формируемые браузером). Сервис <text:span text:style-name="Source_20_Text">DocumentService.Upload()</text:span> получает файл (в ASP.NET Core он приходит как IFormFile), проверяет права пользователя (должен иметь Edit или Full в комнате). Далее определяется уникальное имя: если в этой комнате уже есть документ с таким именем, можно либо отказать, либо создать новую версию. Мы реализуем создание <text:span text:style-name="Strong_20_Emphasis">первой версии</text:span> как отдельный процесс: если документ существует, лучше использовать эндпоинт версии. Поэтому Upload пытается сохранить как новый документ: обращается к <text:span text:style-name="Source_20_Text">IDocumentRepository.Add()</text:span> с новой сущностью Document (генерируется Id, сохраняется имя, комната, пометка что нет родителя, автор и время). Файл сохраняется – например, читается в поток и через ORM сохраняется в колонку типа BLOB (или пишется на диск, путь сохраняется). После сохранения создается Activity для всех участников комнаты: "Добавлен документ X". Ответ возвращается с кодом 200 и, возможно, с информацией о созданном документе (Id, имя).</text:p>
        </text:list-item>
        <text:list-item>
          <text:p text:style-name="P24">Массовая загрузка: <text:span text:style-name="Source_20_Text">POST /api/rooms/{roomId}/docs/bulk</text:span> – принимает несколько файлов в одном запросе. По сути, это просто обёртка: цикл по файлам, каждый сохраняет как выше. Возвращается либо список результатов, либо просто успех. Если какой-то файл не удался – можно либо весь запрос провалить, либо пропустить проблемный. Мы делаем: все или ничего (транзакция).</text:p>
        </text:list-item>
        <text:list-item>
          <text:p text:style-name="P24">Список документов: <text:span text:style-name="Source_20_Text">GET /api/rooms/{roomId}/docs</text:span> – получить все документы в данной комнате, доступные пользователю. Сервис <text:span text:style-name="Source_20_Text">DocumentService.List(roomId)</text:span> проверяет, что пользователь состоит в комнате (хотя бы Read). Затем через репозиторий получает все Document, где roomId = ... и (ParentId = NULL <text:span text:style-name="Strong_20_Emphasis">или</text:span> помечены как актуальные версии). Как упоминалось, чтобы не выводить старые версии, запрос может выбирать только записи, не являющиеся <text:soft-page-break/>родителями. Результат – список с базовой информацией: документ Id, имя, возможно пометка есть ли новые версии, и кто автор последней. Эти данные отправляются клиенту. Клиент отрисовывает, например, таблицу файлов.</text:p>
        </text:list-item>
        <text:list-item>
          <text:p text:style-name="P24">Просмотр содержимого документа: <text:span text:style-name="Source_20_Text">GET /api/documents/{docId}/download</text:span> – скачать файл. Тут важна авторизация: либо пользователь – участник комнаты содержащей документ, либо предоставлен валидный токен. В контроллере решено делать два варианта: если у запроса есть заголовок Authorization, то проверяется пользователь и его права; если нет, но есть query-параметр token, проверяется DocumentToken. Соответственно, сервис DocumentService.GetFile(docId, token?) либо через репозиторий Document находит документ и возвращает его байты, либо через DocumentTokenRepository проверяет токен и возвращает файл. Файл выдается как бинарный ответ с Content-Type, соответствующим оригинальному (сохранилось при загрузке). Этот метод позволяет просматривать и скачивать документы.</text:p>
        </text:list-item>
        <text:list-item>
          <text:p text:style-name="P24">Создание новой версии: можно делать двумя способами:</text:p>
          <text:list>
            <text:list-item>
              <text:p text:style-name="P24"><text:span text:style-name="Strong_20_Emphasis">Через отдельный URL:</text:span> <text:span text:style-name="Source_20_Text">POST /api/rooms/{roomId}/docs/{docId}/new-version</text:span> – наш случай. Клиент вызывает его, если хочет обновить существующий документ. Запрос тоже multipart (содержит новый файл и, возможно, новое имя, примечание, указание ParentDocId). Сервис <text:span text:style-name="Source_20_Text">DocumentService.AddVersion(docId, file, note, etc)</text:span> сначала находит существующий документ (оригинал или последняя версия – нужно понять). Предположительно, клиент передает docId = текущей последней версии. Тогда ParentDocId в DTO может не указываться (он уже есть в URL). Сервис проверяет права (Edit или выше). Затем, если Name или RoomId указаны, может означать переименование или перенос документа – наш DTO допускает изменить имя или даже переместить документ в другую комнату при создании новой версии. Этот функционал нечасто встречается, но у нас реализован: можно при выпуске новой версии поменять название файла или переместить его в другую комнату (например, документ закончен и перемещается в общую папку). Для этого сервис обновляет соответствующие поля в новой версии. ParentDocId, если указан, связывает с другим документом (редкий случай – объединение цепочек, почти не используется). Обычно ParentDocId = идентификатор исходного документа (тот, что мы обновляем). Создается объект Document для новой версии: ParentDocId = старый docId, RoomId = (возможно обновленное), Name = (возможно обновленное), Note = (обновленная заметка, если есть), и, конечно, файл (File bytes). Сохраняется через репозиторий. Можно также обновить у старой версии статус, например, пометить как "имеет продолжение". Добавляется Activity "обновлена версия документа X до vN" – номер версии можно вычислять, но у нас, скорее, просто текст. Документам можно присваивать версионные номера вида 1.0, 2.0 автоматически или хранить неявно. В UI (как на скриншоте) было видно "v4-1" – вероятно, версия 4.1. Возможно, автор предусмотрел систему версий: major-minor, где major – значительная версия (создается через <text:soft-page-break/>/docs/create с PrevHash?), minor – обычное обновление. В JSON есть <text:span text:style-name="Source_20_Text">/docs/create</text:span> и <text:span text:style-name="Source_20_Text">/docs/{docId}/new-version</text:span> – вероятно, одно делает minor, другое major. Например, <text:span text:style-name="Source_20_Text">/docs/create</text:span> может создавать новый документ на базе предыдущего, но с новым именем (ветвление?). Это сложная логика, но возможно: <text:span text:style-name="Emphasis">create</text:span> – когда хотят от существующей версии сделать новый документ с наследованием (fork), а <text:span text:style-name="Emphasis">new-version</text:span> – обычное продолжение версии. Однако, для пояснительной записки это излишняя детальность. Мы просто упоминаем, что новая версия выпускается отдельным методом.</text:p>
            </text:list-item>
            <text:list-item>
              <text:p text:style-name="P24"><text:span text:style-name="Strong_20_Emphasis">Альтернативный подход:</text:span> Через тот же <text:span text:style-name="Source_20_Text">POST /api/rooms/{roomId}/docs</text:span> но с параметром, например, <text:span text:style-name="Source_20_Text">?versionOf={docId}</text:span> – но мы так не делаем. У нас четко разделены эндпоинты для новой версии.</text:p>
            </text:list-item>
          </text:list>
        </text:list-item>
        <text:list-item>
          <text:p text:style-name="P24">Создание документа на основе предыдущего: <text:span text:style-name="Source_20_Text">POST /api/rooms/{roomId}/docs/create</text:span> – исходя из Swagger, это другой маршрут. Он принимает Name, Note, RoomId, File, PrevHash. Судя по описанию: "Создаёт новый документ, при необходимости связывая его с предыдущей версией." Вероятно, если указан PrevHash и, возможно, идентификатор предыдущего, то новая запись считается продолжением. Возможно, это используется в случаях, когда документ еще не существовал, но мы хотим внести связь – неясно. Возможно, <text:span text:style-name="Source_20_Text">docs/create</text:span> – это унифицированный эндпоинт: если подать PrevHash и файл, он сам определит есть ли док с таким хешем? Нет, скорее всего, если PrevHash указан, то пытается найти документ, у которого текущий хеш равен PrevHash, и тогда создаёт новую версию. Это интересная логика: она позволяет клиенту не указывать явно docId, а полагаться на PrevHash для concurrency. Но этот метод, вероятно, вводит ненужную сложность. В любом случае, как результат, мы получаем новый Document (потенциально с ParentDocId).</text:p>
        </text:list-item>
        <text:list-item>
          <text:p text:style-name="P24">Получение конкретного документа (метаданных): <text:span text:style-name="Source_20_Text">GET /api/rooms/{roomId}/docs/{docId}</text:span> – по Swagger возвращает список документов в комнате, доступных пользователю. Возможно, это опечатка, и на самом деле должны возвращать один документ или его историю версий. Скорее всего, этот метод выдаёт подробности по одному документу, включая список версий. Либо же не используется.</text:p>
        </text:list-item>
        <text:list-item>
          <text:p text:style-name="P24">Архивация документов:</text:p>
          <text:list>
            <text:list-item>
              <text:p text:style-name="P24"><text:span text:style-name="Source_20_Text">POST /api/rooms/{roomId}/docs/archive</text:span> – скачать выбранные файлы zip-архивом (название сбивает с толку: тут "архив" значит zip). Метод принимает список файлов (в теле запроса список их идентификаторов, можно через DownloadManyDto) и формирует zip, выдавая в ответе бинарный поток ZIP с Content-Type application/zip. Название "archive" здесь используется в смысле "архивировать для скачивания".</text:p>
            </text:list-item>
            <text:list-item>
              <text:p text:style-name="P24"><text:soft-page-break/><text:span text:style-name="Source_20_Text">POST /api/documents/{docId}/archive</text:span> – вот это, судя по Swagger, уже <text:span text:style-name="Strong_20_Emphasis">помещение в архив</text:span> логическое. Tag DocumentManagement указывает, что это административное действие. При вызове, документ помечается как архvivny (например, поле IsArchived = true). Он перемещается из активного состояния. Сервис DocumentService.Archive(docId) проверяет права (обычно только Full может архивировать). Если документ – многоверсионный, возможно архивируются сразу все версии (чтобы не частично). Клиент после этого убирает документ из списков текущих.</text:p>
            </text:list-item>
            <text:list-item>
              <text:p text:style-name="P24"><text:span text:style-name="Source_20_Text">PATCH /api/documents/{docId}/unarchive</text:span> – восстановление. Берет DTO UnarchiveDto, где можно указать targetRoomId (восстановить либо в ту же комнату, либо в другую, если указано). Если targetRoomId = null – возвращает в исходную комнату. Этот функционал позволяет, например, вернуть документ из архива обратно, или даже сразу переместить его в другое место, если архивировался для этого. Сервис DocumentService.Unarchive(docId, targetRoom) снимает флаг IsArchived и обновляет RoomId при необходимости.</text:p>
            </text:list-item>
            <text:list-item>
              <text:p text:style-name="P24"><text:span text:style-name="Source_20_Text">DELETE /api/documents/archived</text:span> – удаление всех архивных документов. Вероятно, это очищение "Корзины". Может быть глобально, либо для текущего пользователя (скорее для текущего: например, удалить все свои архивированные документы одним действием). В Swagger не явно, но Tag Document говорит, что возможно это удаление всех архивов текущего пользователя. Реализация: репозиторий удаляет все Document где IsArchived=true и пользователь = current (или комната принадлежит current?). Здесь возможны нюансы с правами: очевидно, владелец документов может удалять их окончательно.</text:p>
            </text:list-item>
            <text:list-item>
              <text:p text:style-name="P24"><text:span text:style-name="Source_20_Text">DELETE /api/documents/{docId}</text:span> – может тоже быть, но не указан, вероятно не делают прямое удаление минуя архив.</text:p>
            </text:list-item>
          </text:list>
        </text:list-item>
      </text:list>
      <text:p text:style-name="P11"><text:span text:style-name="Strong_20_Emphasis">Система уведомлений (Activity).</text:span> Этот модуль скрыт от прямого доступа – нет контроллера Activity, а предоставляется через:</text:p>
      <text:list text:style-name="L15">
        <text:list-item>
          <text:p text:style-name="P25"><text:span text:style-name="Source_20_Text">GET /api/activity</text:span> – список непрочитанных активностей. Сервис ActivityService.GetUnread(currentUser) просто выбирает все Activity с UserId = currentUser и Read=false. Отдает их список, отсортированный по времени. Клиент отображает как уведомления.</text:p>
        </text:list-item>
        <text:list-item>
          <text:p text:style-name="P25"><text:span text:style-name="Source_20_Text">GET /api/activity/dashboard</text:span> – несколько последних активностей (включая прочитанные) для показа на дашборде. Репозиторий выбирает, скажем, 10 последних Activity пользователя (можно фильтровать по типу, например, исключая незначительные). Они отдаются – на главной странице можно видеть недавние события.</text:p>
        </text:list-item>
        <text:list-item>
          <text:p text:style-name="P25"><text:span text:style-name="Source_20_Text">GET /api/activity/my?page=X&amp;pageSize=Y</text:span> – постраничный вывод всей ленты активностей. Это для раздела "Моя активность", где можно пролистывать историю. Реализация: обычный skip/take запрос по UserId с сортировкой по дате.</text:p>
        </text:list-item>
        <text:list-item>
          <text:p text:style-name="P25"><text:soft-page-break/><text:span text:style-name="Source_20_Text">PATCH /api/activity/{id}/read</text:span> – пометить конкретное уведомление как прочитанное. Вызывается, когда пользователь кликает на уведомление или нажимает "отметить как прочитанное". Сервис просто ставит Read=true у записи.</text:p>
        </text:list-item>
        <text:list-item>
          <text:p text:style-name="P25">Возможно, <text:span text:style-name="Source_20_Text">PATCH /api/activity/read-all</text:span> для массовой отметки, но не был указан. Можно обойтись в клиенте циклом.</text:p>
        </text:list-item>
      </text:list>
      <text:p text:style-name="P11">Все Activity создаются внутри сервисов других модулей по ходу операций. Например:<text:line-break/>- В RoomService.AddUser (приглашение) – создается Activity для invitedUser: тип Invitation, data = roomId, message = "Вас пригласили в комнату X".<text:line-break/>- В DocumentService.Upload – Activity для всех участников кроме uploader: тип DocumentAdded, data = docId, message = "Пользователь U добавил документ D".<text:line-break/>- В DocumentService.AddVersion – Activity: тип DocumentUpdated, data = docId, "Новая версия документа D".<text:line-break/>- В RoomService.RemoveUser – если не сам вышел, а удален: Activity для того пользователя "Вас удалили из комнаты X".<text:line-break/>- И т.д. В некоторых случаях несколько активностей: например, RoomService.DeleteRoom – можно сделать Activity всем участникам, хотя комната уже не существует, но уведомление может сообщить "Комната X удалена админом".</text:p>
      <text:p text:style-name="P11"><text:span text:style-name="Strong_20_Emphasis">Обработка ошибок и валидация.</text:span> В приложении предусмотрены различные уровни валидации:</text:p>
      <text:list text:style-name="L16">
        <text:list-item>
          <text:p text:style-name="P26"><text:span text:style-name="Strong_20_Emphasis">Валидация ввода на стороне клиента.</text:span> Благодаря использованию DTO и открытой спецификации, фронтенд знает ограничения: например, поле Email должно соответствовать формату email и быть длиной ≤255 символов. На форме регистрации реализованы проверки на заполненность, соответствие пароля и подтверждения и пр. Также используется endpoint <text:span text:style-name="Source_20_Text">/users/name-exists</text:span> для динамической проверки уникальности имени.</text:p>
        </text:list-item>
        <text:list-item>
          <text:p text:style-name="P26"><text:span text:style-name="Strong_20_Emphasis">Валидация на сервере (бизнес-правила).</text:span> Даже несмотря на проверки клиента, сервер повторно валидирует критичные вещи: длины полей, уникальность значений, допустимость форматов. Например, при регистрации, если email не уникален, <text:span text:style-name="Source_20_Text">UserRepository.Add</text:span> выбросит исключение или вернет ошибку – ее перехватят и отправят понятный ответ. При загрузке файлов сервер проверяет типы (можно ограничить недопустимые форматы, например, исполняемые файлы, но у нас нет явного ограничения, кроме размера – например, не более 50 МБ).</text:p>
        </text:list-item>
        <text:list-item>
          <text:p text:style-name="P26"><text:span text:style-name="Strong_20_Emphasis">Проверка прав доступа.</text:span> Каждый защищенный контроллер отмечен <text:span text:style-name="Source_20_Text">[Authorize]</text:span>, поэтому без JWT не зайти. Более тонкие проверки: например, пользователь пытается обратиться к <text:span text:style-name="Source_20_Text">/api/rooms/123/docs</text:span> – сервис сверит, что userId действительно состоит в комнате 123 (RoomUser есть). Если нет – бросается исключение (можно свое, типа ForbiddenException) и на уровне фильтра возвращается 403 Forbidden. Аналогично, попытка удалить чужой документ – сервис проверит, что пользователь = автор или имеет Full права, иначе отказ.</text:p>
        </text:list-item>
        <text:list-item>
          <text:p text:style-name="P26"><text:soft-page-break/><text:span text:style-name="Strong_20_Emphasis">Цепочки версий и целостность.</text:span> При добавлении новой версии документа передается PrevHash предыдущего файла. Сервис DocumentService сравнивает PrevHash с вычисленным хешем актуальной последней версии из БД. Если не совпадает – значит, у клиента устаревшая основа (за это время кто-то другой уже обновил документ). В таком случае можно отказать в добавлении версии (409 Conflict) с сообщением, что есть более свежая версия. Пользователь тогда скачает последнюю версию, объединит изменения и попробует снова. Это предотвращает "расхождение" историй версий.</text:p>
        </text:list-item>
        <text:list-item>
          <text:p text:style-name="P26"><text:span text:style-name="Strong_20_Emphasis">Граничные условия.</text:span> Примеры: нельзя пригласить в комнату пользователя, который уже там; нельзя создать токен, если у документа и так открыт публичный доступ (на будущее); нельзя удалить комнату, если есть участники (вдруг захотим запретить без их удаления – но мы разрешили удалять вместе со всеми).</text:p>
        </text:list-item>
        <text:list-item>
          <text:p text:style-name="P26"><text:span text:style-name="Strong_20_Emphasis">Единый формат ошибок.</text:span> ASP.NET автоматически может возвращать ошибки в ProblemDetails формате. Можно настроить глобальный обработчик исключений, чтобы возвращать JSON с полем error. Для простоты, у нас: 400 для неверных запросов (с подробностями), 401 для неавторизованных, 403 для запретов, 404 если ресурс не найден (например, обращение к несуществующему docId), 409 для конфликтов версий.</text:p>
        </text:list-item>
      </text:list>
      <text:p text:style-name="P11"><text:span text:style-name="Strong_20_Emphasis">Безопасность.</text:span> Помимо аутентификации и авторизационных проверок, приняты стандартные меры:</text:p>
      <text:list text:style-name="L17">
        <text:list-item>
          <text:p text:style-name="P27"><text:span text:style-name="Strong_20_Emphasis">Хранение паролей в виде хеша.</text:span> В базе пароли не хранятся открыто. Используется алгоритм BCrypt или аналогичный, устойчивый к подбору (в .NET PasswordHasher по умолчанию применяет PBKDF2). В RegisterDto пароль минимум 6 символов, но рекомендуется и сложность (наличие цифр, букв – можно расширить правило).</text:p>
        </text:list-item>
        <text:list-item>
          <text:p text:style-name="P27"><text:span text:style-name="Strong_20_Emphasis">JWT защита.</text:span> Используется достаточно длинный секретный ключ для подписи JWT (не менее 256 бит). Токен содержит <text:span text:style-name="Source_20_Text">exp</text:span> – время истечения, например, 1 день, чтобы в случае компрометации он не был действителен долго. Передача токена идет только по HTTPS, чтобы его не перехватили. На стороне клиента хранение токена – либо HttpOnly cookie, либо в памяти (в нашем SPA – в памяти, обновляется при перезагрузке через localStorage). Каждая операция на сервере повторно проверяет права, даже если у пользователя JWT (в токене не содержится информация о правах на конкретный ресурс, только идентификация, поэтому авторизация происходит по БД).</text:p>
        </text:list-item>
        <text:list-item>
          <text:p text:style-name="P27"><text:span text:style-name="Strong_20_Emphasis">Ограничение доступа по ролям.</text:span> В JWT можно было бы закодировать роль (admin, user). В нашем приложении все зарегистрированные – обычные пользователи, админа как такового нет (владелец комнаты – относительно комнаты). Если бы был глобальный админ, он мог бы делать больше (например, просматривать/удалять любые комнаты) – такого не предусмотрено, или подразумевается, что админ базы напрямую может.</text:p>
        </text:list-item>
        <text:list-item>
          <text:p text:style-name="P27"><text:span text:style-name="Strong_20_Emphasis">Предотвращение уязвимостей.</text:span> Так как SPA общается с API, важно предотвратить CSRF – но при использовании Authorization: Bearer токенов и отсутствия cookies для аутентификации, риск CSRF минимален (злоумышленник не сможет заставить браузер жертвы отправить заголовок Authorization на наш домен, если токен хранится не в cookie). XSS – важно на клиенте экранировать выводимые данные (имена файлов, <text:soft-page-break/>пользователей) чтобы никто не сохранил что-то с <text:span text:style-name="Source_20_Text">&lt;script&gt;</text:span>... Но поскольку это отдельно на фронтенде, тут скорее вопрос реализации React (React по умолчанию экранирует JSX-вставки текста).</text:p>
        </text:list-item>
        <text:list-item>
          <text:p text:style-name="P27"><text:span text:style-name="Strong_20_Emphasis">Лимиты и защита API.</text:span> Возможно, стоит ограничить размер загружаемых файлов (например, не более 100 МБ) – ASP.NET позволяет это настроить. Также внедрены ограничения на частоту запросов для регистрации/лога, чтобы избежать спама (не явно, но можно догадаться).</text:p>
        </text:list-item>
        <text:list-item>
          <text:p text:style-name="P27"><text:span text:style-name="Strong_20_Emphasis">Логи и мониторинг.</text:span> В учебном проекте не обязательно, но в боевом – записывались бы события входа, ошибки, действия админов и т.д. Пока достаточно того, что в Activity пишутся основные события.</text:p>
        </text:list-item>
      </text:list>
      <text:p text:style-name="P11">В совокупности, модульная реализация функционала позволила покрыть все заявленные возможности приложения. Далее рассмотрим, как проводилось тестирование системы.</text:p>
      <text:h text:style-name="P5" text:outline-level="2">Тестирование</text:h>
      <text:p text:style-name="P11">После реализации всех модулей приложение прошло комплексное тестирование, включающее проверку основных сценариев использования, граничных случаев, а также нагрузочное и интеграционное тестирование компонентов.</text:p>
      <text:p text:style-name="P11"><text:span text:style-name="Strong_20_Emphasis">Методы тестирования.</text:span> На этапе разработки для отладки API активно использовался <text:span text:style-name="Strong_20_Emphasis">Swagger UI</text:span> – автоматически сгенерированная документация позволяла вручную выполнять запросы ко всем эндпоинтам и проверять корректность их работы (статусы ответов, формат данных). Дополнительно, для имитации реальной работы клиента применялся инструмент <text:span text:style-name="Strong_20_Emphasis">Postman</text:span>: в нём были настроены коллекции запросов – регистрация, логин, создание комнаты, загрузка документа, etc. Это облегчало проверку последовательностей действий (например, сценарий "приглашение пользователя" включает несколько шагов, которые в Postman можно автоматизировать). Некоторые критичные части логики покрыты модульными тестами с помощью <text:span text:style-name="Strong_20_Emphasis">xUnit</text:span>: например, тестировались функции хеширования пароля, генерации JWT (проверка валидности подписанного токена), логика расчёта прав доступа (функции, проверяющие AccessLevel), а также работа репозиториев с базой на тестовых данных.</text:p>
      <text:p text:style-name="P11"><text:span text:style-name="Strong_20_Emphasis">Проверка сценариев использования.</text:span> Были составлены и пройдены следующие ключевые сценарии (use cases) в системе:</text:p>
      <text:list text:style-name="L18">
        <text:list-item>
          <text:p text:style-name="P28"><text:span text:style-name="Emphasis">Регистрация и вход нового пользователя.</text:span> Тестировалось, что при корректных данных регистрация проходит успешно, пользователь появляется в базе, а повторная регистрация с тем же email дает ошибку. Проверялось формирование JWT при логине: после входа запросы к защищенным ресурсам (например, получение своих комнат) без токена ожидаемо блокируются (401), а с токеном – проходят.</text:p>
        </text:list-item>
        <text:list-item>
          <text:p text:style-name="P28"><text:span text:style-name="Emphasis">Создание комнаты и приглашение участника.</text:span> Пользователь A создаёт комнату, приглашает пользователя B. Проверено, что у B появляется уведомление о приглашении в списке непрочитанных Activity. B выполняет accept – убедились, что теперь B значится в списке участников комнаты с заданным уровнем доступа, а <text:soft-page-break/>уведомление исчезло. Также проверено отклонение приглашения: имитировали приглашение C, потом вызвали decline – запись RoomUser удалена, Activity помечено выполненным.</text:p>
        </text:list-item>
        <text:list-item>
          <text:p text:style-name="P28"><text:span text:style-name="Emphasis">Загрузка документа и управление версиями.</text:span> В комнате, где несколько участников, пользователь A загружает новый файл (doc1.pdf). Проверено: файл появляется в списке документов у A и у всех участников, Activity "Добавлен документ doc1.pdf" видна у остальных. Затем пользователь B скачивает файл, вносит правки и загружает новую версию (через эндпоинт new-version). Убедились, что файл doc1.pdf остался один в списке, но его атрибуты обновлены (например, поле "UpdatedAt" изменилось, или версия отображается как v2.0). Другие пользователи получили Activity "Документ doc1.pdf обновлён". Попытка пользователя с правом только Read загрузить версию – дала ожидаемый отказ (403 Forbidden). Также смоделирован конфликт версий: B и C одновременно загружают на свою копию. B первый успешно добавил версию 3.0, C попытался загрузить как 3.0, но передал PrevHash от старой v2.0 – сервис вернул ошибку (409 Conflict). Пользователю C фронтенд отобразил сообщение о наличии новой версии; C скачал актуальную v3.0, слил изменения, загрузил уже как v4.0 успешно.</text:p>
        </text:list-item>
        <text:list-item>
          <text:p text:style-name="P28"><text:span text:style-name="Emphasis">Токены доступа.</text:span> Пользователь-владелец документа сгенерировал токен на чтение на 2 дня. Была получена строка токена. В браузере в режиме инкогнито (без авторизации) произведён запрос <text:span text:style-name="Source_20_Text">GET /api/documents/{id}/download?token=...</text:span> – файл успешно скачался. Неверный токен или истечение времени (мы изменили дату в БД на прошедшую) привели к отказу (ответ 401/403). Тестировалась отзыв токена: после вызова DELETE на <text:span text:style-name="Source_20_Text">documents/{id}/token/{tokenId}</text:span> повторный скачивание по старой ссылке давал 404/Unauthorized, как и должно быть.</text:p>
        </text:list-item>
        <text:list-item>
          <text:p text:style-name="P28"><text:span text:style-name="Emphasis">Архивация и удаление.</text:span> Пользователь с полными правами архивировал документ. Проверено: документ исчез из основного списка (у всех участников), но появился в разделе "Архив". Попытка неавторизованного пользователя запросить архив – недоступна. Владелец восстановил документ (unarchive) – он вновь виден всем на месте. Затем владелец архивировал несколько документов и вызвал очистку архива (DELETE /api/documents/archived) – убедились, что соответствующие записи удалены из БД и недоступны ни в архиве, ни по прямым ссылкам (прямой GET вернул 404). Удаление комнаты: после вызова DELETE /api/rooms/{id} комната исчезла из списков у всех пользователей, а попытка обратиться к её документам или участникам возвращала 404. В БД все связанные Document, RoomUser, Activity удалены каскадно.</text:p>
        </text:list-item>
        <text:list-item>
          <text:p text:style-name="P28"><text:span text:style-name="Emphasis">Уведомления.</text:span> Проходя вышеописанные сценарии, отслеживалась работа Activity. Счетчики непрочитанных обновлялись корректно: после того, как пользователь открывал страницу "Активность" (вызывался GET /api/activity, помечая их прочитанными), повторный запрос показывал пусто, а значок уведомлений на клиенте сбрасывался. Также проверено, что события не создают лишних записей: например, при приглашении создается одна Activity на приглашенного, а не на всех; при добавлении документа – у автора не создается уведомление для себя (ему и так <text:soft-page-break/>видно). На дашборде (GET /api/activity/dashboard) действительно возвращаются последние N событий, даже если они прочитаны.</text:p>
        </text:list-item>
        <text:list-item>
          <text:p text:style-name="P28"><text:span text:style-name="Emphasis">Валидация и ошибки.</text:span> Негативные тесты: попытка зарегистрировать пользователя с некорректным email (ошибка 400 с сообщением), вход с неправильным паролем (401 Unauthorized), приглашение несуществующего userId (400 или 404), создание комнаты без имени (разрешается, т.к. поле nullable – тогда назначается дефолтное название или пустое). Опробованы максимальные границы: имя пользователя 150 символов – успешно (лимит 150), пароль 5 символов – отказ с сообщением о минимальной длине. Загрузка слишком большого файла (&gt; настроенного лимита) – сервер отбивает запрос с ошибкой 413 Payload Too Large (у ASP.NET это настроено). Ввод SQL-инъекций в поля поиска – не возымел эффекта (ORM параметризует запросы). Все обнаруженные несоответствия были поправлены в коде.</text:p>
        </text:list-item>
      </text:list>
      <text:p text:style-name="P11"><text:span text:style-name="Strong_20_Emphasis">Тестирование UI.</text:span> После уверенности в работе API было проведено тестирование интерфейса в браузере (Google Chrome, Mozilla Firefox). Проверены основные пользовательские потоки:</text:p>
      <text:list text:style-name="L19">
        <text:list-item>
          <text:p text:style-name="P29">Регистрация нового пользователя через форму – проходит, автоматический вход после регистрации работает.</text:p>
        </text:list-item>
        <text:list-item>
          <text:p text:style-name="P29">Навигация по разделам: главная (дашборд с активностями), список комнат, открытие комнаты (список документов), просмотр документа (загрузкой в браузер, если формат поддерживается), страница контактов, профиль. Все переходы работают без перезагрузки (SPA правильно обновляет URL и состояние).</text:p>
        </text:list-item>
        <text:list-item>
          <text:p text:style-name="P29">Форма приглашения: в комнате нажимаем "Добавить участника", появляется список контактов и поле поиска. Добавление из контакта сразу вызывает API и отражается в интерфейсе (новый участник "pending"). У приглашенного в своем UI всплывает индикатор новых уведомлений – нажимает, видит приглашение, жмет принять – участник появляется активным, карточка pending исчезает. Эти действия соответствуют вызовам API, которые мы уже проверили, UI их просто автоматизирует.</text:p>
        </text:list-item>
        <text:list-item>
          <text:p text:style-name="P29">Drag-and-drop файлов на страницу комнаты – реализован (HTML5), несколько файлов сразу – они отображаются в списке после загрузки.</text:p>
        </text:list-item>
        <text:list-item>
          <text:p text:style-name="P29">Пагинация активностей: пролистывание работает, в URL меняется ?page=2, запросы идут с нужными параметрами, список обновляется.</text:p>
        </text:list-item>
        <text:list-item>
          <text:p text:style-name="P29">Локализация интерфейса: проект выполнен на русском языке (надписи меню, кнопок), все сообщения пользователю (например, "Пароль слишком короткий", "Файл успешно загружен") выведены корректно.</text:p>
        </text:list-item>
      </text:list>
      <text:p text:style-name="P11"><text:span text:style-name="Strong_20_Emphasis">Нагрузочное тестирование.</text:span> С помощью утилиты <text:span text:style-name="Strong_20_Emphasis">Apache JMeter</text:span> была смоделирована работа 50 одновременных пользователей, выполняющих типовые запросы (просмотр своих комнат, загрузка мелких файлов, получение активностей). Бекенд на ASP.NET Core показал устойчивость: среднее время ответа чтения &lt; 100мс, загрузки ~200мс. База SQLite, конечно, не для высокой нагрузки, но при 50 потоках справилась (большинство запросов чтения, операции записи были не слишком часты). Памяти приложение потребляло около 100 МБ с <text:soft-page-break/>учетом кэширования. Эти показатели приемлемы для целевой аудитории (не более нескольких десятков пользователей единовременно). При необходимости перехода на промышленную нагрузку можно поменять БД на более производительную и масштабировать сервер (поддерживается без изменения логики благодаря stateless архитектуре с JWT).</text:p>
      <text:p text:style-name="P11">По итогам тестирования исправлены мелкие дефекты (например, неправильный статус код в одном случае, опечатки в тексте уведомлений, улучшена проверка пустых полей). Все поставленные функциональные требования подтверждены – система ведёт себя согласно ожиданиям во всех проверенных сценариях.</text:p>
      <text:h text:style-name="P5" text:outline-level="2">Результаты и выводы</text:h>
      <text:p text:style-name="P11"><text:span text:style-name="Strong_20_Emphasis">Достигнутые результаты.</text:span> В ходе выполнения проекта разработано полноценное веб-приложение <text:span text:style-name="Strong_20_Emphasis">VlaDO</text:span> для управления документами. Оно удовлетворяет целям, поставленным во введении:</text:p>
      <text:list text:style-name="L20">
        <text:list-item>
          <text:p text:style-name="P30">Реализована <text:span text:style-name="Strong_20_Emphasis">централизованная система хранения документов</text:span> с возможностью разделения по комнатам (проектам) и разграничения доступа между пользователями. Каждый пользователь может иметь личные документы либо совместно работать над документами в общих комнатах.</text:p>
        </text:list-item>
        <text:list-item>
          <text:p text:style-name="P30">Обеспечен <text:span text:style-name="Strong_20_Emphasis">контроль версий</text:span>: все изменения файлов фиксируются, предыдущие версии сохраняются и доступны для просмотра или восстановления. Пользователи могут безопасно редактировать документы, не опасаясь потери данных – всегда можно откатиться к нужной версии.</text:p>
        </text:list-item>
        <text:list-item>
          <text:p text:style-name="P30">Внедрён механизм <text:span text:style-name="Strong_20_Emphasis">уведомлений</text:span>, повышающий прозрачность совместной работы. Участники своевременно получают информацию о новых добавленных файлах, обновлениях версий, приглашениях в проекты и других событиях. Это позволяет координировать действия без постоянного опроса или внешних средств связи.</text:p>
        </text:list-item>
        <text:list-item>
          <text:p text:style-name="P30">Приложение создано с акцентом на <text:span text:style-name="Strong_20_Emphasis">безопасность</text:span>: регистрация и аутентификация работают через JWT, данные передаются по HTTPS, пароли хранятся в хешированном виде. Реализованы проверки прав на всех уровнях – ни один пользователь не получит доступ к чужому контенту, если его не пригласили или не выдали токен.</text:p>
        </text:list-item>
        <text:list-item>
          <text:p text:style-name="P30">Система обладает <text:span text:style-name="Strong_20_Emphasis">гибкостью и расширяемостью</text:span>. Архитектура по принципам SOLID и многослойности упростила отладку и внесение изменений. Например, добавить новый тип уведомления или новый статус документа можно, практически не затрагивая существующий код, благодаря четкой модульности. Приложение готово к масштабированию: при росте числа пользователей можно вынести базу данных на отдельный сервер, запустить несколько экземпляров веб-приложения под балансировщиком – за счёт статeless-сессий (JWT) это не потребует изменений в коде.</text:p>
        </text:list-item>
        <text:list-item>
          <text:p text:style-name="P30"><text:span text:style-name="Strong_20_Emphasis">Бесплатность и открытость</text:span> проекта достигнуты: все применённые технологии – с открытой лицензией (ASP.NET Core, React, SQLite), сам исходный код может быть размещен в открытом репозитории. Это означает, что <text:span text:style-name="Strong_20_Emphasis">конечные пользователи не </text:span><text:soft-page-break/><text:span text:style-name="Strong_20_Emphasis">имеют затрат</text:span> на лицензии, а разработчики-энтузиасты могут сами модифицировать программу под свои нужды.</text:p>
        </text:list-item>
      </text:list>
      <text:p text:style-name="P11"><text:span text:style-name="Strong_20_Emphasis">Соответствие ожиданиям.</text:span> Сравнивая получившийся функционал с исходными требованиями, можно отметить, что все основные функции выполнены. Система поддерживает сценарии совместной работы над документами, решая проблемы, обозначенные в анализе: пользователи получили инструмент, где их документы в порядке, всегда доступна последняя версия, есть исторические версии, и можно безопасно делиться файлами. В учебном контексте цель достигнута – проект продемонстрировал целый стек технологий и подходов (frontend, backend, API, DB, security) в действии и дал автору опыт полной разработки web-приложения.</text:p>
      <text:p text:style-name="P11"><text:span text:style-name="Strong_20_Emphasis">Потенциал для улучшения.</text:span> Несмотря на успешную реализацию, есть направления, по которым систему можно развивать дальше:</text:p>
      <text:list text:style-name="L21">
        <text:list-item>
          <text:p text:style-name="P31"><text:span text:style-name="Strong_20_Emphasis">Расширение модели доступа.</text:span> Сейчас реализованы три уровня (Read/Edit/Full). Можно добавить более тонкие настройки, например отметку конкретных документов как доступных только определенным участникам, или роль "наблюдатель" кто видит, но не может скачивать. Также полезно внедрить возможность <text:span text:style-name="Strong_20_Emphasis">временного доступа</text:span> участника – например, участник с Edit доступом до определенной даты.</text:p>
        </text:list-item>
        <text:list-item>
          <text:p text:style-name="P31"><text:span text:style-name="Strong_20_Emphasis">Улучшение интерфейса.</text:span> Текущая SPA обеспечивает базовую функциональность, но UX можно доработать: предусмотреть <text:span text:style-name="Strong_20_Emphasis">превью документов</text:span> (просмотр PDF, изображений прямо в браузере без скачивания), удобный компонент сравнения версий (хотя бы текстовых – подсветка изменений), визуальные индикаторы новых изменений в файлах. Добавить <text:span text:style-name="Strong_20_Emphasis">поиск по документам</text:span> (например, фильтрация списка файлов по названию, или даже полнотекстовый поиск внутри документов при интеграции с OCR – сложная задача, но интересная).</text:p>
        </text:list-item>
        <text:list-item>
          <text:p text:style-name="P31"><text:span text:style-name="Strong_20_Emphasis">Реализация комментариев/обсуждений.</text:span> Для повышения интерактивности можно позволить пользователям оставлять комментарии к документам или версиям (например, обсуждать правки). Это потребует новой сущности (например, Comments, привязанных к Document или Version) и соответствующего UI.</text:p>
        </text:list-item>
        <text:list-item>
          <text:p text:style-name="P31"><text:span text:style-name="Strong_20_Emphasis">Интеграция с внешними сервисами.</text:span> Например, отправка email-уведомлений. Сейчас уведомления видны только внутри приложения. Имеет смысл дублировать критичные приглашения на почту пользователя – для этого можно интегрировать SMTP-сервер или сервис вроде SendGrid. Также можно предусмотреть экспорт файлов на Google Drive или локальный диск архивом.</text:p>
        </text:list-item>
        <text:list-item>
          <text:p text:style-name="P31"><text:span text:style-name="Strong_20_Emphasis">Mobile клиент.</text:span> Создание мобильного приложения (на базе React Native или Flutter) позволило бы использовать VlaDO на смартфонах. Благодаря REST API это несложно – нужно разработать другой frontend, использующий те же методы.</text:p>
        </text:list-item>
        <text:list-item>
          <text:p text:style-name="P31"><text:span text:style-name="Strong_20_Emphasis">Более глубокое тестирование и отладка.</text:span> В промышленных условиях потребовалось бы покрыть большую часть кода автотестами, провести аудит безопасности (например, проверить защиту от SQL Injection, XSS более тщательно, возможно внедрить Content Security Policy для SPA, защититься от brute-force на логин с капчей).</text:p>
        </text:list-item>
        <text:list-item>
          <text:p text:style-name="P31"><text:soft-page-break/><text:span text:style-name="Strong_20_Emphasis">UI/UX доработки.</text:span> Добавить отображение прогресса при загрузке крупных файлов, возможность отмены загрузки, поддержку drag&amp;drop не только файлов, но и папок (с сохранением структуры в виде комнат).</text:p>
        </text:list-item>
        <text:list-item>
          <text:p text:style-name="P31"><text:span text:style-name="Strong_20_Emphasis">Локализация.</text:span> Если проект предназначен для широкой аудитории, можно добавить мультиязычность интерфейса (русский/английский).</text:p>
        </text:list-item>
      </text:list>
      <text:p text:style-name="P11"><text:span text:style-name="Strong_20_Emphasis">Заключение.</text:span> Проект <text:span text:style-name="Strong_20_Emphasis">VlaDO</text:span> достиг поставленных целей: разработано и протестировано приложение, позволяющее эффективно организовать коллективную работу с документами. В ходе работы автор получил ценный опыт применения современных технологий и подходов разработки. Система показывает, как можно объединить лучшие практики (REST, JWT, DI, SOLID) для создания надёжного и удобного инструмента. Перспективы развития проекта хорошие – при желании, его можно превратить в полноценный продукт, конкурирующий в нише простых систем документооборота для небольших команд. Для учебного же дипломного проекта данная работа послужила отличной практикой и демонстрацией приобретенных навыков.</text:p>
      <text:h text:style-name="Heading_20_2" text:outline-level="2"/>
      <text:h text:style-name="P4" text:outline-level="2">Список использованных источников</text:h>
      <text:list text:style-name="L22">
        <text:list-item>
          <text:p text:style-name="P7"><text:span text:style-name="Strong_20_Emphasis">SOLID-принципы разработки.</text:span> Wikipedia – <text:span text:style-name="Emphasis">“SOLID (программирование)”</text:span> – описание пяти основных принципов объектно-ориентированного проектирования, направленных на упрощение поддержки и расширения кода.</text:p>
        </text:list-item>
        <text:list-item>
          <text:p text:style-name="P7"><text:span text:style-name="Strong_20_Emphasis">Внедрение зависимостей (DI).</text:span> Статья AppTractor – <text:span text:style-name="Emphasis">“Что такое Внедрение зависимостей (Dependency Injection) и как это использовать в разработке?”</text:span> – определение DI как способа передачи внешних зависимостей компонентам, воплощающего инверсию управления и способствующего слабой связанности модулей.</text:p>
        </text:list-item>
        <text:list-item>
          <text:p text:style-name="P7"><text:span text:style-name="Strong_20_Emphasis">JSON Web Token (JWT).</text:span> Wikipedia – <text:span text:style-name="Emphasis">“JSON Web Token”</text:span> – описание открытого стандарта передачи данных между сторонами в виде JSON с цифровой подписью. Отмечается, что JWT обычно используется для передачи информации об аутентификации в клиент-серверных приложениях, токены подписываются и передаются клиенту для последующего доступа.</text:p>
        </text:list-item>
        <text:list-item>
          <text:p text:style-name="P7"><text:span text:style-name="Strong_20_Emphasis">OpenAPI спецификация проекта VlaDO.</text:span> Фрагменты Swagger-файла (JSON) с описанием разработанных эндпоинтов: приведены примеры DTO и параметров запросов (RegisterDto, RoomFilterDto и др.), а также параметры безопасности (требование JWT токена в заголовке).</text:p>
        </text:list-item>
        <text:list-item>
          <text:p text:style-name="P7"><text:span text:style-name="Strong_20_Emphasis">Документация ASP.NET Core.</text:span> Microsoft Learn – раздел <text:span text:style-name="Emphasis">“Dependency injection in ASP.NET Core”</text:span>. Официальное описание встроенного механизма DI в .NET платформах и рекомендации по его использованию для настройки служб в приложении.</text:p>
        </text:list-item>
        <text:list-item>
          <text:p text:style-name="P7"><text:span text:style-name="Strong_20_Emphasis">Документация JWT (RFC 7519).</text:span> Auth0 – <text:span text:style-name="Emphasis">“JSON Web Tokens”</text:span>. Статья с пояснением структуры и преимуществ JWT: компактность, самодостаточность, использование в авторизации и передаче информации между участниками без необходимости постоянных запросов к серверу. (Англ.)</text:p>
        </text:list-item>
      </text:list>
      <text:p text:style-name="Text_20_body"><text:span text:style-name="Emphasis">(Источники [1–4] – непосредственно связанные с теоретическими аспектами, [5–6] – справочные материалы по используемым технологиям.)</text:span></text:p>
      <text:h text:style-name="Heading_20_2" text:outline-level="2"/>
      <text:h text:style-name="P4" text:outline-level="2">Приложения</text:h>
      <text:list text:style-name="L23">
        <text:list-item>
          <text:p text:style-name="P32"><text:span text:style-name="Strong_20_Emphasis">Приложение A: Диаграмма архитектуры проекта.</text:span> (Рис. 1) Схематическое изображение взаимосвязи между компонентами VlaDO: фронтенд, веб-API, сервисы, репозитории, база данных, а также внешние взаимодействия (JWT, email-сервер при сбросе пароля и т.д.).</text:p>
        </text:list-item>
        <text:list-item>
          <text:p text:style-name="P32"><text:span text:style-name="Strong_20_Emphasis">Приложение B: Диаграмма модели данных.</text:span> (Рис. 2) UML-диаграмма классов, отражающая структуру базы данных: таблицы пользователей, документов, комнат, и связи между ними.</text:p>
        </text:list-item>
        <text:list-item>
          <text:p text:style-name="P32"><text:span text:style-name="Strong_20_Emphasis">Приложение C: Примеры экрана интерфейса.</text:span> Скриншоты веб-приложения VlaDO:</text:p>
          <text:list>
            <text:list-item>
              <text:p text:style-name="P32">Главная страница с дашбордом (последние документы и активности пользователя).</text:p>
            </text:list-item>
            <text:list-item>
              <text:p text:style-name="P32">Страница комнаты с списком документов и участников.</text:p>
            </text:list-item>
            <text:list-item>
              <text:p text:style-name="P32">Окно просмотра версии документа с историей изменений.</text:p>
            </text:list-item>
          </text:list>
        </text:list-item>
        <text:list-item>
          <text:p text:style-name="P32"><text:span text:style-name="Strong_20_Emphasis">Приложение D: Листинг фрагментов кода.</text:span> Несколько ключевых фрагментов исходного кода (на языке C#): пример контроллера (AuthController), сервис (DocumentService) с реализацией добавления новой версии, и класс модели (Document с свойством ParentDocId и методами управления версиями).</text:p>
        </text:list-item>
        <text:list-item>
          <text:p text:style-name="P32"><text:span text:style-name="Strong_20_Emphasis">Приложение E: Файл README.md проекта.</text:span> Содержит инструкции по запуску приложения, информацию о среде (версии .NET, Node.js), а также примеры запросов к API для основных операций.</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c251b" officeooo:paragraph-rsid="000c251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Базовый2"/>1<text:bookmark-end text:name="PageNumWizard_FOOTER_Базовый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7T12:45:52.729000000</meta:creation-date>
    <dc:date>2025-06-27T14:30:05.009000000</dc:date>
    <meta:editing-duration>PT1H44M12S</meta:editing-duration>
    <meta:editing-cycles>2</meta:editing-cycles>
    <meta:generator>LibreOffice/7.6.2.1$Windows_X86_64 LibreOffice_project/56f7684011345957bbf33a7ee678afaf4d2ba333</meta:generator>
    <meta:document-statistic meta:table-count="0" meta:image-count="0" meta:object-count="0" meta:page-count="32" meta:paragraph-count="222" meta:word-count="10166" meta:character-count="81062" meta:non-whitespace-character-count="71069"/>
  </office:meta>
</office:document-meta>
</file>